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d1" style:data-style-name="N19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ECHA_HORA</text:p>
          </table:table-cell>
          <table:table-cell office:value-type="string" table:style-name="ce2">
            <text:p>ALJARAFE-DD-AT_IN</text:p>
          </table:table-cell>
          <table:table-cell office:value-type="string" table:style-name="ce2">
            <text:p>ALJARAFE-O3-AT_IN</text:p>
          </table:table-cell>
          <table:table-cell table:number-columns-repeated="16381"/>
        </table:table-row>
        <table:table-row table:style-name="ro1">
          <table:table-cell office:value-type="date" office:date-value="2015-01-02T09:00:00" table:style-name="ce3">
            <text:p>1/2/2015</text:p>
          </table:table-cell>
          <table:table-cell office:value-type="float" office:value="115" table:style-name="ce1">
            <text:p>11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date" office:date-value="2015-01-02T10:00:00" table:style-name="ce3">
            <text:p>1/2/2015</text:p>
          </table:table-cell>
          <table:table-cell office:value-type="float" office:value="112.66670000000001" table:style-name="ce1">
            <text:p>112.6667</text:p>
          </table:table-cell>
          <table:table-cell office:value-type="float" office:value="24.333300000000001" table:style-name="ce1">
            <text:p>24.3333</text:p>
          </table:table-cell>
          <table:table-cell table:number-columns-repeated="16381"/>
        </table:table-row>
        <table:table-row table:style-name="ro1">
          <table:table-cell office:value-type="date" office:date-value="2015-01-02T11:00:00" table:style-name="ce3">
            <text:p>1/2/2015</text:p>
          </table:table-cell>
          <table:table-cell office:value-type="float" office:value="79.5" table:style-name="ce1">
            <text:p>79.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date" office:date-value="2015-01-02T12:00:00" table:style-name="ce3">
            <text:p>1/2/2015</text:p>
          </table:table-cell>
          <table:table-cell office:value-type="float" office:value="52" table:style-name="ce1">
            <text:p>52</text:p>
          </table:table-cell>
          <table:table-cell office:value-type="float" office:value="33.333300000000001" table:style-name="ce1">
            <text:p>33.3333</text:p>
          </table:table-cell>
          <table:table-cell table:number-columns-repeated="16381"/>
        </table:table-row>
        <table:table-row table:style-name="ro1">
          <table:table-cell office:value-type="date" office:date-value="2015-01-02T13:00:00" table:style-name="ce3">
            <text:p>1/2/2015</text:p>
          </table:table-cell>
          <table:table-cell office:value-type="float" office:value="89" table:style-name="ce1">
            <text:p>89</text:p>
          </table:table-cell>
          <table:table-cell office:value-type="float" office:value="44.666699999999999" table:style-name="ce1">
            <text:p>44.6667</text:p>
          </table:table-cell>
          <table:table-cell table:number-columns-repeated="16381"/>
        </table:table-row>
        <table:table-row table:style-name="ro1">
          <table:table-cell office:value-type="date" office:date-value="2015-01-02T14:00:00" table:style-name="ce3">
            <text:p>1/2/2015</text:p>
          </table:table-cell>
          <table:table-cell office:value-type="float" office:value="73" table:style-name="ce1">
            <text:p>73</text:p>
          </table:table-cell>
          <table:table-cell office:value-type="float" office:value="50.666699999999999" table:style-name="ce1">
            <text:p>50.6667</text:p>
          </table:table-cell>
          <table:table-cell table:number-columns-repeated="16381"/>
        </table:table-row>
        <table:table-row table:style-name="ro1">
          <table:table-cell office:value-type="date" office:date-value="2015-01-03T06:00:00" table:style-name="ce3">
            <text:p>1/3/2015</text:p>
          </table:table-cell>
          <table:table-cell office:value-type="float" office:value="51.833300000000001" table:style-name="ce1">
            <text:p>51.8333</text:p>
          </table:table-cell>
          <table:table-cell office:value-type="float" office:value="33.5" table:style-name="ce1">
            <text:p>33.5</text:p>
          </table:table-cell>
          <table:table-cell table:number-columns-repeated="16381"/>
        </table:table-row>
        <table:table-row table:style-name="ro1">
          <table:table-cell office:value-type="date" office:date-value="2015-01-03T07:00:00" table:style-name="ce3">
            <text:p>1/3/2015</text:p>
          </table:table-cell>
          <table:table-cell office:value-type="float" office:value="67.333299999999994" table:style-name="ce1">
            <text:p>67.333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date" office:date-value="2015-01-03T08:00:00" table:style-name="ce3">
            <text:p>1/3/2015</text:p>
          </table:table-cell>
          <table:table-cell office:value-type="float" office:value="56.833300000000001" table:style-name="ce1">
            <text:p>56.8333</text:p>
          </table:table-cell>
          <table:table-cell office:value-type="float" office:value="28.666699999999999" table:style-name="ce1">
            <text:p>28.6667</text:p>
          </table:table-cell>
          <table:table-cell table:number-columns-repeated="16381"/>
        </table:table-row>
        <table:table-row table:style-name="ro1">
          <table:table-cell office:value-type="date" office:date-value="2015-01-03T09:00:00" table:style-name="ce3">
            <text:p>1/3/2015</text:p>
          </table:table-cell>
          <table:table-cell office:value-type="float" office:value="78.666700000000006" table:style-name="ce1">
            <text:p>78.6667</text:p>
          </table:table-cell>
          <table:table-cell office:value-type="float" office:value="28.5" table:style-name="ce1">
            <text:p>28.5</text:p>
          </table:table-cell>
          <table:table-cell table:number-columns-repeated="16381"/>
        </table:table-row>
        <table:table-row table:style-name="ro1">
          <table:table-cell office:value-type="date" office:date-value="2015-01-03T10:00:00" table:style-name="ce3">
            <text:p>1/3/2015</text:p>
          </table:table-cell>
          <table:table-cell office:value-type="float" office:value="60.666699999999999" table:style-name="ce1">
            <text:p>60.6667</text:p>
          </table:table-cell>
          <table:table-cell office:value-type="float" office:value="26.166699999999999" table:style-name="ce1">
            <text:p>26.1667</text:p>
          </table:table-cell>
          <table:table-cell table:number-columns-repeated="16381"/>
        </table:table-row>
        <table:table-row table:style-name="ro1">
          <table:table-cell office:value-type="date" office:date-value="2015-01-03T11:00:00" table:style-name="ce3">
            <text:p>1/3/2015</text:p>
          </table:table-cell>
          <table:table-cell office:value-type="float" office:value="69.5" table:style-name="ce1">
            <text:p>69.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date" office:date-value="2015-01-04T10:00:00" table:style-name="ce3">
            <text:p>1/4/2015</text:p>
          </table:table-cell>
          <table:table-cell office:value-type="float" office:value="78.5" table:style-name="ce1">
            <text:p>78.5</text:p>
          </table:table-cell>
          <table:table-cell office:value-type="float" office:value="34.166699999999999" table:style-name="ce1">
            <text:p>34.1667</text:p>
          </table:table-cell>
          <table:table-cell table:number-columns-repeated="16381"/>
        </table:table-row>
        <table:table-row table:style-name="ro1">
          <table:table-cell office:value-type="date" office:date-value="2015-01-04T11:00:00" table:style-name="ce3">
            <text:p>1/4/2015</text:p>
          </table:table-cell>
          <table:table-cell office:value-type="float" office:value="61.5" table:style-name="ce1">
            <text:p>61.5</text:p>
          </table:table-cell>
          <table:table-cell office:value-type="float" office:value="34.5" table:style-name="ce1">
            <text:p>34.5</text:p>
          </table:table-cell>
          <table:table-cell table:number-columns-repeated="16381"/>
        </table:table-row>
        <table:table-row table:style-name="ro1">
          <table:table-cell office:value-type="date" office:date-value="2015-01-04T12:00:00" table:style-name="ce3">
            <text:p>1/4/2015</text:p>
          </table:table-cell>
          <table:table-cell office:value-type="float" office:value="50.5" table:style-name="ce1">
            <text:p>50.5</text:p>
          </table:table-cell>
          <table:table-cell office:value-type="float" office:value="38.5" table:style-name="ce1">
            <text:p>38.5</text:p>
          </table:table-cell>
          <table:table-cell table:number-columns-repeated="16381"/>
        </table:table-row>
        <table:table-row table:style-name="ro1">
          <table:table-cell office:value-type="date" office:date-value="2015-01-05T06:00:00" table:style-name="ce3">
            <text:p>1/5/2015</text:p>
          </table:table-cell>
          <table:table-cell office:value-type="float" office:value="51.833300000000001" table:style-name="ce1">
            <text:p>51.8333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date" office:date-value="2015-01-05T07:00:00" table:style-name="ce3">
            <text:p>1/5/2015</text:p>
          </table:table-cell>
          <table:table-cell office:value-type="float" office:value="61.5" table:style-name="ce1">
            <text:p>61.5</text:p>
          </table:table-cell>
          <table:table-cell office:value-type="float" office:value="4.1666999999999996" table:style-name="ce1">
            <text:p>4.1667</text:p>
          </table:table-cell>
          <table:table-cell table:number-columns-repeated="16381"/>
        </table:table-row>
        <table:table-row table:style-name="ro1">
          <table:table-cell office:value-type="date" office:date-value="2015-01-05T08:00:00" table:style-name="ce3">
            <text:p>1/5/2015</text:p>
          </table:table-cell>
          <table:table-cell office:value-type="float" office:value="84" table:style-name="ce1">
            <text:p>84</text:p>
          </table:table-cell>
          <table:table-cell office:value-type="float" office:value="3.1667000000000001" table:style-name="ce1">
            <text:p>3.1667</text:p>
          </table:table-cell>
          <table:table-cell table:number-columns-repeated="16381"/>
        </table:table-row>
        <table:table-row table:style-name="ro1">
          <table:table-cell office:value-type="date" office:date-value="2015-01-05T09:00:00" table:style-name="ce3">
            <text:p>1/5/2015</text:p>
          </table:table-cell>
          <table:table-cell office:value-type="float" office:value="87.166700000000006" table:style-name="ce1">
            <text:p>87.1667</text:p>
          </table:table-cell>
          <table:table-cell office:value-type="float" office:value="3.3332999999999999" table:style-name="ce1">
            <text:p>3.3333</text:p>
          </table:table-cell>
          <table:table-cell table:number-columns-repeated="16381"/>
        </table:table-row>
        <table:table-row table:style-name="ro1">
          <table:table-cell office:value-type="date" office:date-value="2015-01-05T10:00:00" table:style-name="ce3">
            <text:p>1/5/2015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date" office:date-value="2015-01-05T11:00:00" table:style-name="ce3">
            <text:p>1/5/2015</text:p>
          </table:table-cell>
          <table:table-cell office:value-type="float" office:value="84" table:style-name="ce1">
            <text:p>84</text:p>
          </table:table-cell>
          <table:table-cell office:value-type="float" office:value="6.6666999999999996" table:style-name="ce1">
            <text:p>6.6667</text:p>
          </table:table-cell>
          <table:table-cell table:number-columns-repeated="16381"/>
        </table:table-row>
        <table:table-row table:style-name="ro1">
          <table:table-cell office:value-type="date" office:date-value="2015-01-05T12:00:00" table:style-name="ce3">
            <text:p>1/5/2015</text:p>
          </table:table-cell>
          <table:table-cell office:value-type="float" office:value="48.5" table:style-name="ce1">
            <text:p>48.5</text:p>
          </table:table-cell>
          <table:table-cell office:value-type="float" office:value="10.166700000000001" table:style-name="ce1">
            <text:p>10.1667</text:p>
          </table:table-cell>
          <table:table-cell table:number-columns-repeated="16381"/>
        </table:table-row>
        <table:table-row table:style-name="ro1">
          <table:table-cell office:value-type="date" office:date-value="2015-01-05T13:00:00" table:style-name="ce3">
            <text:p>1/5/2015</text:p>
          </table:table-cell>
          <table:table-cell office:value-type="float" office:value="87.833299999999994" table:style-name="ce1">
            <text:p>87.8333</text:p>
          </table:table-cell>
          <table:table-cell office:value-type="float" office:value="19.5" table:style-name="ce1">
            <text:p>19.5</text:p>
          </table:table-cell>
          <table:table-cell table:number-columns-repeated="16381"/>
        </table:table-row>
        <table:table-row table:style-name="ro1">
          <table:table-cell office:value-type="date" office:date-value="2015-01-05T16:00:00" table:style-name="ce3">
            <text:p>1/5/2015</text:p>
          </table:table-cell>
          <table:table-cell office:value-type="float" office:value="57.5" table:style-name="ce1">
            <text:p>57.5</text:p>
          </table:table-cell>
          <table:table-cell office:value-type="float" office:value="45.833300000000001" table:style-name="ce1">
            <text:p>45.8333</text:p>
          </table:table-cell>
          <table:table-cell table:number-columns-repeated="16381"/>
        </table:table-row>
        <table:table-row table:style-name="ro1">
          <table:table-cell office:value-type="date" office:date-value="2015-01-05T17:00:00" table:style-name="ce3">
            <text:p>1/5/2015</text:p>
          </table:table-cell>
          <table:table-cell office:value-type="float" office:value="93.5" table:style-name="ce1">
            <text:p>93.5</text:p>
          </table:table-cell>
          <table:table-cell office:value-type="float" office:value="50.5" table:style-name="ce1">
            <text:p>50.5</text:p>
          </table:table-cell>
          <table:table-cell table:number-columns-repeated="16381"/>
        </table:table-row>
        <table:table-row table:style-name="ro1">
          <table:table-cell office:value-type="date" office:date-value="2015-01-07T06:00:00" table:style-name="ce3">
            <text:p>1/7/2015</text:p>
          </table:table-cell>
          <table:table-cell office:value-type="float" office:value="64.666700000000006" table:style-name="ce1">
            <text:p>64.666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date" office:date-value="2015-01-07T07:00:00" table:style-name="ce3">
            <text:p>1/7/2015</text:p>
          </table:table-cell>
          <table:table-cell office:value-type="float" office:value="52" table:style-name="ce1">
            <text:p>52</text:p>
          </table:table-cell>
          <table:table-cell office:value-type="float" office:value="16.333300000000001" table:style-name="ce1">
            <text:p>16.3333</text:p>
          </table:table-cell>
          <table:table-cell table:number-columns-repeated="16381"/>
        </table:table-row>
        <table:table-row table:style-name="ro1">
          <table:table-cell office:value-type="date" office:date-value="2015-01-07T08:00:00" table:style-name="ce3">
            <text:p>1/7/2015</text:p>
          </table:table-cell>
          <table:table-cell office:value-type="float" office:value="90" table:style-name="ce1">
            <text:p>90</text:p>
          </table:table-cell>
          <table:table-cell office:value-type="float" office:value="12.333299999999999" table:style-name="ce1">
            <text:p>12.3333</text:p>
          </table:table-cell>
          <table:table-cell table:number-columns-repeated="16381"/>
        </table:table-row>
        <table:table-row table:style-name="ro1">
          <table:table-cell office:value-type="date" office:date-value="2015-01-07T12:00:00" table:style-name="ce3">
            <text:p>1/7/2015</text:p>
          </table:table-cell>
          <table:table-cell office:value-type="float" office:value="94.833299999999994" table:style-name="ce1">
            <text:p>94.8333</text:p>
          </table:table-cell>
          <table:table-cell office:value-type="float" office:value="17.166699999999999" table:style-name="ce1">
            <text:p>17.1667</text:p>
          </table:table-cell>
          <table:table-cell table:number-columns-repeated="16381"/>
        </table:table-row>
        <table:table-row table:style-name="ro1">
          <table:table-cell office:value-type="date" office:date-value="2015-01-07T13:00:00" table:style-name="ce3">
            <text:p>1/7/2015</text:p>
          </table:table-cell>
          <table:table-cell office:value-type="float" office:value="76.833299999999994" table:style-name="ce1">
            <text:p>76.8333</text:p>
          </table:table-cell>
          <table:table-cell office:value-type="float" office:value="19.666699999999999" table:style-name="ce1">
            <text:p>19.6667</text:p>
          </table:table-cell>
          <table:table-cell table:number-columns-repeated="16381"/>
        </table:table-row>
        <table:table-row table:style-name="ro1">
          <table:table-cell office:value-type="date" office:date-value="2015-01-09T13:00:00" table:style-name="ce3">
            <text:p>1/9/2015</text:p>
          </table:table-cell>
          <table:table-cell office:value-type="float" office:value="68.666700000000006" table:style-name="ce1">
            <text:p>68.6667</text:p>
          </table:table-cell>
          <table:table-cell office:value-type="float" office:value="29.333300000000001" table:style-name="ce1">
            <text:p>29.3333</text:p>
          </table:table-cell>
          <table:table-cell table:number-columns-repeated="16381"/>
        </table:table-row>
        <table:table-row table:style-name="ro1">
          <table:table-cell office:value-type="date" office:date-value="2015-01-09T14:00:00" table:style-name="ce3">
            <text:p>1/9/2015</text:p>
          </table:table-cell>
          <table:table-cell office:value-type="float" office:value="47.5" table:style-name="ce1">
            <text:p>47.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date" office:date-value="2015-01-10T11:00:00" table:style-name="ce3">
            <text:p>1/10/2015</text:p>
          </table:table-cell>
          <table:table-cell office:value-type="float" office:value="71.833299999999994" table:style-name="ce1">
            <text:p>71.833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date" office:date-value="2015-01-10T12:00:00" table:style-name="ce3">
            <text:p>1/10/2015</text:p>
          </table:table-cell>
          <table:table-cell office:value-type="float" office:value="86" table:style-name="ce1">
            <text:p>86</text:p>
          </table:table-cell>
          <table:table-cell office:value-type="float" office:value="23.333300000000001" table:style-name="ce1">
            <text:p>23.3333</text:p>
          </table:table-cell>
          <table:table-cell table:number-columns-repeated="16381"/>
        </table:table-row>
        <table:table-row table:style-name="ro1">
          <table:table-cell office:value-type="date" office:date-value="2015-01-10T13:00:00" table:style-name="ce3">
            <text:p>1/10/2015</text:p>
          </table:table-cell>
          <table:table-cell office:value-type="float" office:value="101" table:style-name="ce1">
            <text:p>101</text:p>
          </table:table-cell>
          <table:table-cell office:value-type="float" office:value="26.833300000000001" table:style-name="ce1">
            <text:p>26.8333</text:p>
          </table:table-cell>
          <table:table-cell table:number-columns-repeated="16381"/>
        </table:table-row>
        <table:table-row table:style-name="ro1">
          <table:table-cell office:value-type="date" office:date-value="2015-01-10T15:00:00" table:style-name="ce3">
            <text:p>1/10/2015</text:p>
          </table:table-cell>
          <table:table-cell office:value-type="float" office:value="84.333299999999994" table:style-name="ce1">
            <text:p>84.3333</text:p>
          </table:table-cell>
          <table:table-cell office:value-type="float" office:value="31.5" table:style-name="ce1">
            <text:p>31.5</text:p>
          </table:table-cell>
          <table:table-cell table:number-columns-repeated="16381"/>
        </table:table-row>
        <table:table-row table:style-name="ro1">
          <table:table-cell office:value-type="date" office:date-value="2015-01-11T08:00:00" table:style-name="ce3">
            <text:p>1/11/2015</text:p>
          </table:table-cell>
          <table:table-cell office:value-type="float" office:value="76.5" table:style-name="ce1">
            <text:p>76.5</text:p>
          </table:table-cell>
          <table:table-cell office:value-type="float" office:value="17.166699999999999" table:style-name="ce1">
            <text:p>17.1667</text:p>
          </table:table-cell>
          <table:table-cell table:number-columns-repeated="16381"/>
        </table:table-row>
        <table:table-row table:style-name="ro1">
          <table:table-cell office:value-type="date" office:date-value="2015-01-11T13:00:00" table:style-name="ce3">
            <text:p>1/11/2015</text:p>
          </table:table-cell>
          <table:table-cell office:value-type="float" office:value="81.5" table:style-name="ce1">
            <text:p>81.5</text:p>
          </table:table-cell>
          <table:table-cell office:value-type="float" office:value="25.666699999999999" table:style-name="ce1">
            <text:p>25.6667</text:p>
          </table:table-cell>
          <table:table-cell table:number-columns-repeated="16381"/>
        </table:table-row>
        <table:table-row table:style-name="ro1">
          <table:table-cell office:value-type="date" office:date-value="2015-01-12T09:00:00" table:style-name="ce3">
            <text:p>1/12/2015</text:p>
          </table:table-cell>
          <table:table-cell office:value-type="float" office:value="80.166700000000006" table:style-name="ce1">
            <text:p>80.1667</text:p>
          </table:table-cell>
          <table:table-cell office:value-type="float" office:value="13.5" table:style-name="ce1">
            <text:p>13.5</text:p>
          </table:table-cell>
          <table:table-cell table:number-columns-repeated="16381"/>
        </table:table-row>
        <table:table-row table:style-name="ro1">
          <table:table-cell office:value-type="date" office:date-value="2015-01-12T12:00:00" table:style-name="ce3">
            <text:p>1/12/2015</text:p>
          </table:table-cell>
          <table:table-cell office:value-type="float" office:value="102.66670000000001" table:style-name="ce1">
            <text:p>102.6667</text:p>
          </table:table-cell>
          <table:table-cell office:value-type="float" office:value="18.166699999999999" table:style-name="ce1">
            <text:p>18.1667</text:p>
          </table:table-cell>
          <table:table-cell table:number-columns-repeated="16381"/>
        </table:table-row>
        <table:table-row table:style-name="ro1">
          <table:table-cell office:value-type="date" office:date-value="2015-01-12T16:00:00" table:style-name="ce3">
            <text:p>1/12/2015</text:p>
          </table:table-cell>
          <table:table-cell office:value-type="float" office:value="107.5" table:style-name="ce1">
            <text:p>107.5</text:p>
          </table:table-cell>
          <table:table-cell office:value-type="float" office:value="63.666699999999999" table:style-name="ce1">
            <text:p>63.6667</text:p>
          </table:table-cell>
          <table:table-cell table:number-columns-repeated="16381"/>
        </table:table-row>
        <table:table-row table:style-name="ro1">
          <table:table-cell office:value-type="date" office:date-value="2015-01-14T07:00:00" table:style-name="ce3">
            <text:p>1/14/2015</text:p>
          </table:table-cell>
          <table:table-cell office:value-type="float" office:value="86.5" table:style-name="ce1">
            <text:p>86.5</text:p>
          </table:table-cell>
          <table:table-cell office:value-type="float" office:value="11.333299999999999" table:style-name="ce1">
            <text:p>11.3333</text:p>
          </table:table-cell>
          <table:table-cell table:number-columns-repeated="16381"/>
        </table:table-row>
        <table:table-row table:style-name="ro1">
          <table:table-cell office:value-type="date" office:date-value="2015-01-14T08:00:00" table:style-name="ce3">
            <text:p>1/14/2015</text:p>
          </table:table-cell>
          <table:table-cell office:value-type="float" office:value="97.666700000000006" table:style-name="ce1">
            <text:p>97.6667</text:p>
          </table:table-cell>
          <table:table-cell office:value-type="float" office:value="3.6667000000000001" table:style-name="ce1">
            <text:p>3.6667</text:p>
          </table:table-cell>
          <table:table-cell table:number-columns-repeated="16381"/>
        </table:table-row>
        <table:table-row table:style-name="ro1">
          <table:table-cell office:value-type="date" office:date-value="2015-01-14T09:00:00" table:style-name="ce3">
            <text:p>1/14/2015</text:p>
          </table:table-cell>
          <table:table-cell office:value-type="float" office:value="65.333299999999994" table:style-name="ce1">
            <text:p>65.333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date" office:date-value="2015-01-14T10:00:00" table:style-name="ce3">
            <text:p>1/14/2015</text:p>
          </table:table-cell>
          <table:table-cell office:value-type="float" office:value="56.5" table:style-name="ce1">
            <text:p>56.5</text:p>
          </table:table-cell>
          <table:table-cell office:value-type="float" office:value="5.3333000000000004" table:style-name="ce1">
            <text:p>5.3333</text:p>
          </table:table-cell>
          <table:table-cell table:number-columns-repeated="16381"/>
        </table:table-row>
        <table:table-row table:style-name="ro1">
          <table:table-cell office:value-type="date" office:date-value="2015-01-14T11:00:00" table:style-name="ce3">
            <text:p>1/14/2015</text:p>
          </table:table-cell>
          <table:table-cell office:value-type="float" office:value="60.333300000000001" table:style-name="ce1">
            <text:p>60.3333</text:p>
          </table:table-cell>
          <table:table-cell office:value-type="float" office:value="15.166700000000001" table:style-name="ce1">
            <text:p>15.1667</text:p>
          </table:table-cell>
          <table:table-cell table:number-columns-repeated="16381"/>
        </table:table-row>
        <table:table-row table:style-name="ro1">
          <table:table-cell office:value-type="date" office:date-value="2015-01-14T12:00:00" table:style-name="ce3">
            <text:p>1/14/2015</text:p>
          </table:table-cell>
          <table:table-cell office:value-type="float" office:value="58.5" table:style-name="ce1">
            <text:p>58.5</text:p>
          </table:table-cell>
          <table:table-cell office:value-type="float" office:value="24.833300000000001" table:style-name="ce1">
            <text:p>24.8333</text:p>
          </table:table-cell>
          <table:table-cell table:number-columns-repeated="16381"/>
        </table:table-row>
        <table:table-row table:style-name="ro1">
          <table:table-cell office:value-type="date" office:date-value="2015-01-14T13:00:00" table:style-name="ce3">
            <text:p>1/14/2015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date" office:date-value="2015-01-15T10:00:00" table:style-name="ce3">
            <text:p>1/15/2015</text:p>
          </table:table-cell>
          <table:table-cell office:value-type="float" office:value="65.333299999999994" table:style-name="ce1">
            <text:p>65.333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date" office:date-value="2015-01-15T11:00:00" table:style-name="ce3">
            <text:p>1/15/2015</text:p>
          </table:table-cell>
          <table:table-cell office:value-type="float" office:value="48.333300000000001" table:style-name="ce1">
            <text:p>48.3333</text:p>
          </table:table-cell>
          <table:table-cell office:value-type="float" office:value="4.8333000000000004" table:style-name="ce1">
            <text:p>4.8333</text:p>
          </table:table-cell>
          <table:table-cell table:number-columns-repeated="16381"/>
        </table:table-row>
        <table:table-row table:style-name="ro1">
          <table:table-cell office:value-type="date" office:date-value="2015-01-17T10:00:00" table:style-name="ce3">
            <text:p>1/17/2015</text:p>
          </table:table-cell>
          <table:table-cell office:value-type="float" office:value="175.5" table:style-name="ce1">
            <text:p>175.5</text:p>
          </table:table-cell>
          <table:table-cell office:value-type="float" office:value="3.6667000000000001" table:style-name="ce1">
            <text:p>3.6667</text:p>
          </table:table-cell>
          <table:table-cell table:number-columns-repeated="16381"/>
        </table:table-row>
        <table:table-row table:style-name="ro1">
          <table:table-cell office:value-type="date" office:date-value="2015-01-17T11:00:00" table:style-name="ce3">
            <text:p>1/17/2015</text:p>
          </table:table-cell>
          <table:table-cell office:value-type="float" office:value="139" table:style-name="ce1">
            <text:p>139</text:p>
          </table:table-cell>
          <table:table-cell office:value-type="float" office:value="27.666699999999999" table:style-name="ce1">
            <text:p>27.6667</text:p>
          </table:table-cell>
          <table:table-cell table:number-columns-repeated="16381"/>
        </table:table-row>
        <table:table-row table:style-name="ro1">
          <table:table-cell office:value-type="date" office:date-value="2015-01-17T12:00:00" table:style-name="ce3">
            <text:p>1/17/2015</text:p>
          </table:table-cell>
          <table:table-cell office:value-type="float" office:value="89.833299999999994" table:style-name="ce1">
            <text:p>89.8333</text:p>
          </table:table-cell>
          <table:table-cell office:value-type="float" office:value="42.333300000000001" table:style-name="ce1">
            <text:p>42.3333</text:p>
          </table:table-cell>
          <table:table-cell table:number-columns-repeated="16381"/>
        </table:table-row>
        <table:table-row table:style-name="ro1">
          <table:table-cell office:value-type="date" office:date-value="2015-01-17T13:00:00" table:style-name="ce3">
            <text:p>1/17/2015</text:p>
          </table:table-cell>
          <table:table-cell office:value-type="float" office:value="90.166700000000006" table:style-name="ce1">
            <text:p>90.1667</text:p>
          </table:table-cell>
          <table:table-cell office:value-type="float" office:value="41.333300000000001" table:style-name="ce1">
            <text:p>41.3333</text:p>
          </table:table-cell>
          <table:table-cell table:number-columns-repeated="16381"/>
        </table:table-row>
        <table:table-row table:style-name="ro1">
          <table:table-cell office:value-type="date" office:date-value="2015-01-17T14:00:00" table:style-name="ce3">
            <text:p>1/17/2015</text:p>
          </table:table-cell>
          <table:table-cell office:value-type="float" office:value="188.16669999999999" table:style-name="ce1">
            <text:p>188.1667</text:p>
          </table:table-cell>
          <table:table-cell office:value-type="float" office:value="46.5" table:style-name="ce1">
            <text:p>46.5</text:p>
          </table:table-cell>
          <table:table-cell table:number-columns-repeated="16381"/>
        </table:table-row>
        <table:table-row table:style-name="ro1">
          <table:table-cell office:value-type="date" office:date-value="2015-01-17T15:00:00" table:style-name="ce3">
            <text:p>1/17/2015</text:p>
          </table:table-cell>
          <table:table-cell office:value-type="float" office:value="170.83330000000001" table:style-name="ce1">
            <text:p>170.8333</text:p>
          </table:table-cell>
          <table:table-cell office:value-type="float" office:value="51.666699999999999" table:style-name="ce1">
            <text:p>51.6667</text:p>
          </table:table-cell>
          <table:table-cell table:number-columns-repeated="16381"/>
        </table:table-row>
        <table:table-row table:style-name="ro1">
          <table:table-cell office:value-type="date" office:date-value="2015-01-17T16:00:00" table:style-name="ce3">
            <text:p>1/17/2015</text:p>
          </table:table-cell>
          <table:table-cell office:value-type="float" office:value="115.83329999999999" table:style-name="ce1">
            <text:p>115.8333</text:p>
          </table:table-cell>
          <table:table-cell office:value-type="float" office:value="55.666699999999999" table:style-name="ce1">
            <text:p>55.6667</text:p>
          </table:table-cell>
          <table:table-cell table:number-columns-repeated="16381"/>
        </table:table-row>
        <table:table-row table:style-name="ro1">
          <table:table-cell office:value-type="date" office:date-value="2015-01-17T17:00:00" table:style-name="ce3">
            <text:p>1/17/2015</text:p>
          </table:table-cell>
          <table:table-cell office:value-type="float" office:value="148.16669999999999" table:style-name="ce1">
            <text:p>148.166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date" office:date-value="2015-01-17T18:00:00" table:style-name="ce3">
            <text:p>1/17/2015</text:p>
          </table:table-cell>
          <table:table-cell office:value-type="float" office:value="161.83330000000001" table:style-name="ce1">
            <text:p>161.8333</text:p>
          </table:table-cell>
          <table:table-cell office:value-type="float" office:value="63.333300000000001" table:style-name="ce1">
            <text:p>63.3333</text:p>
          </table:table-cell>
          <table:table-cell table:number-columns-repeated="16381"/>
        </table:table-row>
        <table:table-row table:style-name="ro1">
          <table:table-cell office:value-type="date" office:date-value="2015-01-18T10:00:00" table:style-name="ce3">
            <text:p>1/18/2015</text:p>
          </table:table-cell>
          <table:table-cell office:value-type="float" office:value="144.16669999999999" table:style-name="ce1">
            <text:p>144.1667</text:p>
          </table:table-cell>
          <table:table-cell office:value-type="float" office:value="70.333299999999994" table:style-name="ce1">
            <text:p>70.3333</text:p>
          </table:table-cell>
          <table:table-cell table:number-columns-repeated="16381"/>
        </table:table-row>
        <table:table-row table:style-name="ro1">
          <table:table-cell office:value-type="date" office:date-value="2016-05-26T11:00:00" table:style-name="ce3">
            <text:p>5/26/2016</text:p>
          </table:table-cell>
          <table:table-cell office:value-type="float" office:value="234.83330000000001" table:style-name="ce1">
            <text:p>234.8333</text:p>
          </table:table-cell>
          <table:table-cell office:value-type="float" office:value="56.666699999999999" table:style-name="ce1">
            <text:p>56.6667</text:p>
          </table:table-cell>
          <table:table-cell table:number-columns-repeated="16381"/>
        </table:table-row>
        <table:table-row table:style-name="ro1">
          <table:table-cell office:value-type="date" office:date-value="2016-05-26T12:00:00" table:style-name="ce3">
            <text:p>5/26/2016</text:p>
          </table:table-cell>
          <table:table-cell office:value-type="float" office:value="223.33330000000001" table:style-name="ce1">
            <text:p>223.3333</text:p>
          </table:table-cell>
          <table:table-cell office:value-type="float" office:value="67.833299999999994" table:style-name="ce1">
            <text:p>67.8333</text:p>
          </table:table-cell>
          <table:table-cell table:number-columns-repeated="16381"/>
        </table:table-row>
        <table:table-row table:style-name="ro1">
          <table:table-cell office:value-type="date" office:date-value="2016-05-26T13:00:00" table:style-name="ce3">
            <text:p>5/26/2016</text:p>
          </table:table-cell>
          <table:table-cell office:value-type="float" office:value="225.5" table:style-name="ce1">
            <text:p>225.5</text:p>
          </table:table-cell>
          <table:table-cell office:value-type="float" office:value="84.333299999999994" table:style-name="ce1">
            <text:p>84.3333</text:p>
          </table:table-cell>
          <table:table-cell table:number-columns-repeated="16381"/>
        </table:table-row>
        <table:table-row table:style-name="ro1">
          <table:table-cell office:value-type="date" office:date-value="2016-05-26T14:00:00" table:style-name="ce3">
            <text:p>5/26/2016</text:p>
          </table:table-cell>
          <table:table-cell office:value-type="float" office:value="199.83330000000001" table:style-name="ce1">
            <text:p>199.8333</text:p>
          </table:table-cell>
          <table:table-cell office:value-type="float" office:value="92.166700000000006" table:style-name="ce1">
            <text:p>92.1667</text:p>
          </table:table-cell>
          <table:table-cell table:number-columns-repeated="16381"/>
        </table:table-row>
        <table:table-row table:style-name="ro1">
          <table:table-cell office:value-type="date" office:date-value="2016-05-26T15:00:00" table:style-name="ce3">
            <text:p>5/26/2016</text:p>
          </table:table-cell>
          <table:table-cell office:value-type="float" office:value="212.16669999999999" table:style-name="ce1">
            <text:p>212.166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date" office:date-value="2016-05-27T11:00:00" table:style-name="ce3">
            <text:p>5/27/2016</text:p>
          </table:table-cell>
          <table:table-cell office:value-type="float" office:value="73.666700000000006" table:style-name="ce1">
            <text:p>73.6667</text:p>
          </table:table-cell>
          <table:table-cell office:value-type="float" office:value="48.333300000000001" table:style-name="ce1">
            <text:p>48.3333</text:p>
          </table:table-cell>
          <table:table-cell table:number-columns-repeated="16381"/>
        </table:table-row>
        <table:table-row table:style-name="ro1">
          <table:table-cell office:value-type="date" office:date-value="2016-05-27T12:00:00" table:style-name="ce3">
            <text:p>5/27/2016</text:p>
          </table:table-cell>
          <table:table-cell office:value-type="float" office:value="163.5" table:style-name="ce1">
            <text:p>163.5</text:p>
          </table:table-cell>
          <table:table-cell office:value-type="float" office:value="79.833299999999994" table:style-name="ce1">
            <text:p>79.8333</text:p>
          </table:table-cell>
          <table:table-cell table:number-columns-repeated="16381"/>
        </table:table-row>
        <table:table-row table:style-name="ro1">
          <table:table-cell office:value-type="date" office:date-value="2016-05-27T13:00:00" table:style-name="ce3">
            <text:p>5/27/2016</text:p>
          </table:table-cell>
          <table:table-cell office:value-type="float" office:value="214" table:style-name="ce1">
            <text:p>214</text:p>
          </table:table-cell>
          <table:table-cell office:value-type="float" office:value="95.833299999999994" table:style-name="ce1">
            <text:p>95.8333</text:p>
          </table:table-cell>
          <table:table-cell table:number-columns-repeated="16381"/>
        </table:table-row>
        <table:table-row table:style-name="ro1">
          <table:table-cell office:value-type="date" office:date-value="2016-05-27T14:00:00" table:style-name="ce3">
            <text:p>5/27/2016</text:p>
          </table:table-cell>
          <table:table-cell office:value-type="float" office:value="224.33330000000001" table:style-name="ce1">
            <text:p>224.3333</text:p>
          </table:table-cell>
          <table:table-cell office:value-type="float" office:value="93.166700000000006" table:style-name="ce1">
            <text:p>93.1667</text:p>
          </table:table-cell>
          <table:table-cell table:number-columns-repeated="16381"/>
        </table:table-row>
        <table:table-row table:style-name="ro1">
          <table:table-cell office:value-type="date" office:date-value="2016-05-27T15:00:00" table:style-name="ce3">
            <text:p>5/27/2016</text:p>
          </table:table-cell>
          <table:table-cell office:value-type="float" office:value="223.5" table:style-name="ce1">
            <text:p>223.5</text:p>
          </table:table-cell>
          <table:table-cell office:value-type="float" office:value="92.166700000000006" table:style-name="ce1">
            <text:p>92.1667</text:p>
          </table:table-cell>
          <table:table-cell table:number-columns-repeated="16381"/>
        </table:table-row>
        <table:table-row table:style-name="ro1">
          <table:table-cell office:value-type="date" office:date-value="2016-05-28T09:00:00" table:style-name="ce3">
            <text:p>5/28/2016</text:p>
          </table:table-cell>
          <table:table-cell office:value-type="float" office:value="150.66669999999999" table:style-name="ce1">
            <text:p>150.6667</text:p>
          </table:table-cell>
          <table:table-cell office:value-type="float" office:value="38.166699999999999" table:style-name="ce1">
            <text:p>38.1667</text:p>
          </table:table-cell>
          <table:table-cell table:number-columns-repeated="16381"/>
        </table:table-row>
        <table:table-row table:style-name="ro1">
          <table:table-cell office:value-type="date" office:date-value="2016-05-28T10:00:00" table:style-name="ce3">
            <text:p>5/28/2016</text:p>
          </table:table-cell>
          <table:table-cell office:value-type="float" office:value="159.33330000000001" table:style-name="ce1">
            <text:p>159.33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date" office:date-value="2016-05-28T11:00:00" table:style-name="ce3">
            <text:p>5/28/2016</text:p>
          </table:table-cell>
          <table:table-cell office:value-type="float" office:value="158.33330000000001" table:style-name="ce1">
            <text:p>158.3333</text:p>
          </table:table-cell>
          <table:table-cell office:value-type="float" office:value="68.333299999999994" table:style-name="ce1">
            <text:p>68.3333</text:p>
          </table:table-cell>
          <table:table-cell table:number-columns-repeated="16381"/>
        </table:table-row>
        <table:table-row table:style-name="ro1">
          <table:table-cell office:value-type="date" office:date-value="2016-05-28T12:00:00" table:style-name="ce3">
            <text:p>5/28/2016</text:p>
          </table:table-cell>
          <table:table-cell office:value-type="float" office:value="202.5" table:style-name="ce1">
            <text:p>202.5</text:p>
          </table:table-cell>
          <table:table-cell office:value-type="float" office:value="82.666700000000006" table:style-name="ce1">
            <text:p>82.6667</text:p>
          </table:table-cell>
          <table:table-cell table:number-columns-repeated="16381"/>
        </table:table-row>
        <table:table-row table:style-name="ro1">
          <table:table-cell office:value-type="date" office:date-value="2016-05-28T13:00:00" table:style-name="ce3">
            <text:p>5/28/2016</text:p>
          </table:table-cell>
          <table:table-cell office:value-type="float" office:value="238.83330000000001" table:style-name="ce1">
            <text:p>238.8333</text:p>
          </table:table-cell>
          <table:table-cell office:value-type="float" office:value="82.333299999999994" table:style-name="ce1">
            <text:p>82.3333</text:p>
          </table:table-cell>
          <table:table-cell table:number-columns-repeated="16381"/>
        </table:table-row>
        <table:table-row table:style-name="ro1">
          <table:table-cell office:value-type="date" office:date-value="2016-05-28T14:00:00" table:style-name="ce3">
            <text:p>5/28/2016</text:p>
          </table:table-cell>
          <table:table-cell office:value-type="float" office:value="221.33330000000001" table:style-name="ce1">
            <text:p>221.3333</text:p>
          </table:table-cell>
          <table:table-cell office:value-type="float" office:value="77.333299999999994" table:style-name="ce1">
            <text:p>77.3333</text:p>
          </table:table-cell>
          <table:table-cell table:number-columns-repeated="16381"/>
        </table:table-row>
        <table:table-row table:style-name="ro1">
          <table:table-cell office:value-type="date" office:date-value="2016-05-29T11:00:00" table:style-name="ce3">
            <text:p>5/29/2016</text:p>
          </table:table-cell>
          <table:table-cell office:value-type="float" office:value="224.83330000000001" table:style-name="ce1">
            <text:p>224.8333</text:p>
          </table:table-cell>
          <table:table-cell office:value-type="float" office:value="75.166700000000006" table:style-name="ce1">
            <text:p>75.1667</text:p>
          </table:table-cell>
          <table:table-cell table:number-columns-repeated="16381"/>
        </table:table-row>
        <table:table-row table:style-name="ro1">
          <table:table-cell office:value-type="date" office:date-value="2016-05-29T12:00:00" table:style-name="ce3">
            <text:p>5/29/2016</text:p>
          </table:table-cell>
          <table:table-cell office:value-type="float" office:value="231.16669999999999" table:style-name="ce1">
            <text:p>231.1667</text:p>
          </table:table-cell>
          <table:table-cell office:value-type="float" office:value="79.166700000000006" table:style-name="ce1">
            <text:p>79.1667</text:p>
          </table:table-cell>
          <table:table-cell table:number-columns-repeated="16381"/>
        </table:table-row>
        <table:table-row table:style-name="ro1">
          <table:table-cell office:value-type="date" office:date-value="2016-05-29T13:00:00" table:style-name="ce3">
            <text:p>5/29/2016</text:p>
          </table:table-cell>
          <table:table-cell office:value-type="float" office:value="216.83330000000001" table:style-name="ce1">
            <text:p>216.8333</text:p>
          </table:table-cell>
          <table:table-cell office:value-type="float" office:value="81.166700000000006" table:style-name="ce1">
            <text:p>81.1667</text:p>
          </table:table-cell>
          <table:table-cell table:number-columns-repeated="16381"/>
        </table:table-row>
        <table:table-row table:style-name="ro1">
          <table:table-cell office:value-type="date" office:date-value="2016-05-29T14:00:00" table:style-name="ce3">
            <text:p>5/29/2016</text:p>
          </table:table-cell>
          <table:table-cell office:value-type="float" office:value="225" table:style-name="ce1">
            <text:p>225</text:p>
          </table:table-cell>
          <table:table-cell office:value-type="float" office:value="85.833299999999994" table:style-name="ce1">
            <text:p>85.8333</text:p>
          </table:table-cell>
          <table:table-cell table:number-columns-repeated="16381"/>
        </table:table-row>
        <table:table-row table:style-name="ro1">
          <table:table-cell office:value-type="date" office:date-value="2016-05-29T15:00:00" table:style-name="ce3">
            <text:p>5/29/2016</text:p>
          </table:table-cell>
          <table:table-cell office:value-type="float" office:value="230" table:style-name="ce1">
            <text:p>230</text:p>
          </table:table-cell>
          <table:table-cell office:value-type="float" office:value="89.5" table:style-name="ce1">
            <text:p>89.5</text:p>
          </table:table-cell>
          <table:table-cell table:number-columns-repeated="16381"/>
        </table:table-row>
        <table:table-row table:style-name="ro1">
          <table:table-cell office:value-type="date" office:date-value="2016-05-30T11:00:00" table:style-name="ce3">
            <text:p>5/30/2016</text:p>
          </table:table-cell>
          <table:table-cell office:value-type="float" office:value="175.16669999999999" table:style-name="ce1">
            <text:p>175.1667</text:p>
          </table:table-cell>
          <table:table-cell office:value-type="float" office:value="58.666699999999999" table:style-name="ce1">
            <text:p>58.6667</text:p>
          </table:table-cell>
          <table:table-cell table:number-columns-repeated="16381"/>
        </table:table-row>
        <table:table-row table:style-name="ro1">
          <table:table-cell office:value-type="date" office:date-value="2016-05-30T13:00:00" table:style-name="ce3">
            <text:p>5/30/2016</text:p>
          </table:table-cell>
          <table:table-cell office:value-type="float" office:value="109.16670000000001" table:style-name="ce1">
            <text:p>109.166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date" office:date-value="2016-05-30T14:00:00" table:style-name="ce3">
            <text:p>5/30/2016</text:p>
          </table:table-cell>
          <table:table-cell office:value-type="float" office:value="289.66669999999999" table:style-name="ce1">
            <text:p>289.6667</text:p>
          </table:table-cell>
          <table:table-cell office:value-type="float" office:value="97.666700000000006" table:style-name="ce1">
            <text:p>97.6667</text:p>
          </table:table-cell>
          <table:table-cell table:number-columns-repeated="16381"/>
        </table:table-row>
        <table:table-row table:style-name="ro1">
          <table:table-cell office:value-type="date" office:date-value="2016-05-31T13:00:00" table:style-name="ce3">
            <text:p>5/31/2016</text:p>
          </table:table-cell>
          <table:table-cell office:value-type="float" office:value="182.66669999999999" table:style-name="ce1">
            <text:p>182.6667</text:p>
          </table:table-cell>
          <table:table-cell office:value-type="float" office:value="88.5" table:style-name="ce1">
            <text:p>88.5</text:p>
          </table:table-cell>
          <table:table-cell table:number-columns-repeated="16381"/>
        </table:table-row>
        <table:table-row table:style-name="ro1">
          <table:table-cell office:value-type="date" office:date-value="2016-06-01T11:00:00" table:style-name="ce3">
            <text:p>6/1/2016</text:p>
          </table:table-cell>
          <table:table-cell office:value-type="float" office:value="23.666699999999999" table:style-name="ce1">
            <text:p>23.6667</text:p>
          </table:table-cell>
          <table:table-cell office:value-type="float" office:value="73.333299999999994" table:style-name="ce1">
            <text:p>73.3333</text:p>
          </table:table-cell>
          <table:table-cell table:number-columns-repeated="16381"/>
        </table:table-row>
        <table:table-row table:style-name="ro1">
          <table:table-cell office:value-type="date" office:date-value="2016-06-01T12:00:00" table:style-name="ce3">
            <text:p>6/1/2016</text:p>
          </table:table-cell>
          <table:table-cell office:value-type="float" office:value="21" table:style-name="ce1">
            <text:p>21</text:p>
          </table:table-cell>
          <table:table-cell office:value-type="float" office:value="98.666700000000006" table:style-name="ce1">
            <text:p>98.6667</text:p>
          </table:table-cell>
          <table:table-cell table:number-columns-repeated="16381"/>
        </table:table-row>
        <table:table-row table:style-name="ro1">
          <table:table-cell office:value-type="date" office:date-value="2016-06-01T13:00:00" table:style-name="ce3">
            <text:p>6/1/2016</text:p>
          </table:table-cell>
          <table:table-cell office:value-type="float" office:value="34.833300000000001" table:style-name="ce1">
            <text:p>34.8333</text:p>
          </table:table-cell>
          <table:table-cell office:value-type="float" office:value="110.5" table:style-name="ce1">
            <text:p>110.5</text:p>
          </table:table-cell>
          <table:table-cell table:number-columns-repeated="16381"/>
        </table:table-row>
        <table:table-row table:style-name="ro1">
          <table:table-cell office:value-type="date" office:date-value="2016-06-01T14:00:00" table:style-name="ce3">
            <text:p>6/1/2016</text:p>
          </table:table-cell>
          <table:table-cell office:value-type="float" office:value="39.5" table:style-name="ce1">
            <text:p>39.5</text:p>
          </table:table-cell>
          <table:table-cell office:value-type="float" office:value="121.16670000000001" table:style-name="ce1">
            <text:p>121.1667</text:p>
          </table:table-cell>
          <table:table-cell table:number-columns-repeated="16381"/>
        </table:table-row>
        <table:table-row table:style-name="ro1">
          <table:table-cell office:value-type="date" office:date-value="2016-06-02T13:00:00" table:style-name="ce3">
            <text:p>6/2/2016</text:p>
          </table:table-cell>
          <table:table-cell office:value-type="float" office:value="227.66669999999999" table:style-name="ce1">
            <text:p>227.6667</text:p>
          </table:table-cell>
          <table:table-cell office:value-type="float" office:value="111.5" table:style-name="ce1">
            <text:p>111.5</text:p>
          </table:table-cell>
          <table:table-cell table:number-columns-repeated="16381"/>
        </table:table-row>
        <table:table-row table:style-name="ro1">
          <table:table-cell office:value-type="date" office:date-value="2016-06-02T14:00:00" table:style-name="ce3">
            <text:p>6/2/2016</text:p>
          </table:table-cell>
          <table:table-cell office:value-type="float" office:value="215.5" table:style-name="ce1">
            <text:p>215.5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date" office:date-value="2016-06-02T15:00:00" table:style-name="ce3">
            <text:p>6/2/2016</text:p>
          </table:table-cell>
          <table:table-cell office:value-type="float" office:value="212" table:style-name="ce1">
            <text:p>212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date" office:date-value="2016-06-02T16:00:00" table:style-name="ce3">
            <text:p>6/2/2016</text:p>
          </table:table-cell>
          <table:table-cell office:value-type="float" office:value="263.5" table:style-name="ce1">
            <text:p>263.5</text:p>
          </table:table-cell>
          <table:table-cell office:value-type="float" office:value="121.66670000000001" table:style-name="ce1">
            <text:p>121.6667</text:p>
          </table:table-cell>
          <table:table-cell table:number-columns-repeated="16381"/>
        </table:table-row>
        <table:table-row table:style-name="ro1">
          <table:table-cell office:value-type="date" office:date-value="2016-06-03T10:00:00" table:style-name="ce3">
            <text:p>6/3/2016</text:p>
          </table:table-cell>
          <table:table-cell office:value-type="float" office:value="163.5" table:style-name="ce1">
            <text:p>163.5</text:p>
          </table:table-cell>
          <table:table-cell office:value-type="float" office:value="75.5" table:style-name="ce1">
            <text:p>75.5</text:p>
          </table:table-cell>
          <table:table-cell table:number-columns-repeated="16381"/>
        </table:table-row>
        <table:table-row table:style-name="ro1">
          <table:table-cell office:value-type="date" office:date-value="2016-06-03T11:00:00" table:style-name="ce3">
            <text:p>6/3/2016</text:p>
          </table:table-cell>
          <table:table-cell office:value-type="float" office:value="173.83330000000001" table:style-name="ce1">
            <text:p>173.833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date" office:date-value="2016-06-03T12:00:00" table:style-name="ce3">
            <text:p>6/3/2016</text:p>
          </table:table-cell>
          <table:table-cell office:value-type="float" office:value="191.16669999999999" table:style-name="ce1">
            <text:p>191.1667</text:p>
          </table:table-cell>
          <table:table-cell office:value-type="float" office:value="88.333299999999994" table:style-name="ce1">
            <text:p>88.3333</text:p>
          </table:table-cell>
          <table:table-cell table:number-columns-repeated="16381"/>
        </table:table-row>
        <table:table-row table:style-name="ro1">
          <table:table-cell office:value-type="date" office:date-value="2016-06-03T13:00:00" table:style-name="ce3">
            <text:p>6/3/2016</text:p>
          </table:table-cell>
          <table:table-cell office:value-type="float" office:value="195.33330000000001" table:style-name="ce1">
            <text:p>195.3333</text:p>
          </table:table-cell>
          <table:table-cell office:value-type="float" office:value="96.166700000000006" table:style-name="ce1">
            <text:p>96.1667</text:p>
          </table:table-cell>
          <table:table-cell table:number-columns-repeated="16381"/>
        </table:table-row>
        <table:table-row table:style-name="ro1">
          <table:table-cell office:value-type="date" office:date-value="2016-06-03T14:00:00" table:style-name="ce3">
            <text:p>6/3/2016</text:p>
          </table:table-cell>
          <table:table-cell office:value-type="float" office:value="193" table:style-name="ce1">
            <text:p>193</text:p>
          </table:table-cell>
          <table:table-cell office:value-type="float" office:value="99.333299999999994" table:style-name="ce1">
            <text:p>99.3333</text:p>
          </table:table-cell>
          <table:table-cell table:number-columns-repeated="16381"/>
        </table:table-row>
        <table:table-row table:style-name="ro1">
          <table:table-cell office:value-type="date" office:date-value="2016-06-04T10:00:00" table:style-name="ce3">
            <text:p>6/4/2016</text:p>
          </table:table-cell>
          <table:table-cell office:value-type="float" office:value="336.5" table:style-name="ce1">
            <text:p>336.5</text:p>
          </table:table-cell>
          <table:table-cell office:value-type="float" office:value="85.666700000000006" table:style-name="ce1">
            <text:p>85.6667</text:p>
          </table:table-cell>
          <table:table-cell table:number-columns-repeated="16381"/>
        </table:table-row>
        <table:table-row table:style-name="ro1">
          <table:table-cell office:value-type="date" office:date-value="2016-06-04T11:00:00" table:style-name="ce3">
            <text:p>6/4/2016</text:p>
          </table:table-cell>
          <table:table-cell office:value-type="float" office:value="269" table:style-name="ce1">
            <text:p>269</text:p>
          </table:table-cell>
          <table:table-cell office:value-type="float" office:value="85.333299999999994" table:style-name="ce1">
            <text:p>85.3333</text:p>
          </table:table-cell>
          <table:table-cell table:number-columns-repeated="16381"/>
        </table:table-row>
        <table:table-row table:style-name="ro1">
          <table:table-cell office:value-type="date" office:date-value="2016-06-04T12:00:00" table:style-name="ce3">
            <text:p>6/4/2016</text:p>
          </table:table-cell>
          <table:table-cell office:value-type="float" office:value="295.5" table:style-name="ce1">
            <text:p>295.5</text:p>
          </table:table-cell>
          <table:table-cell office:value-type="float" office:value="90.5" table:style-name="ce1">
            <text:p>90.5</text:p>
          </table:table-cell>
          <table:table-cell table:number-columns-repeated="16381"/>
        </table:table-row>
        <table:table-row table:style-name="ro1">
          <table:table-cell office:value-type="date" office:date-value="2016-06-05T08:00:00" table:style-name="ce3">
            <text:p>6/5/2016</text:p>
          </table:table-cell>
          <table:table-cell office:value-type="float" office:value="95.833299999999994" table:style-name="ce1">
            <text:p>95.83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date" office:date-value="2016-06-05T09:00:00" table:style-name="ce3">
            <text:p>6/5/2016</text:p>
          </table:table-cell>
          <table:table-cell office:value-type="float" office:value="17.833300000000001" table:style-name="ce1">
            <text:p>17.8333</text:p>
          </table:table-cell>
          <table:table-cell office:value-type="float" office:value="32.333300000000001" table:style-name="ce1">
            <text:p>32.3333</text:p>
          </table:table-cell>
          <table:table-cell table:number-columns-repeated="16381"/>
        </table:table-row>
        <table:table-row table:style-name="ro1">
          <table:table-cell office:value-type="date" office:date-value="2016-06-05T10:00:00" table:style-name="ce3">
            <text:p>6/5/2016</text:p>
          </table:table-cell>
          <table:table-cell office:value-type="float" office:value="32.333300000000001" table:style-name="ce1">
            <text:p>32.3333</text:p>
          </table:table-cell>
          <table:table-cell office:value-type="float" office:value="40.833300000000001" table:style-name="ce1">
            <text:p>40.8333</text:p>
          </table:table-cell>
          <table:table-cell table:number-columns-repeated="16381"/>
        </table:table-row>
        <table:table-row table:style-name="ro1">
          <table:table-cell office:value-type="date" office:date-value="2016-06-05T11:00:00" table:style-name="ce3">
            <text:p>6/5/2016</text:p>
          </table:table-cell>
          <table:table-cell office:value-type="float" office:value="30.166699999999999" table:style-name="ce1">
            <text:p>30.1667</text:p>
          </table:table-cell>
          <table:table-cell office:value-type="float" office:value="57.833300000000001" table:style-name="ce1">
            <text:p>57.8333</text:p>
          </table:table-cell>
          <table:table-cell table:number-columns-repeated="16381"/>
        </table:table-row>
        <table:table-row table:style-name="ro1">
          <table:table-cell office:value-type="date" office:date-value="2016-06-05T12:00:00" table:style-name="ce3">
            <text:p>6/5/2016</text:p>
          </table:table-cell>
          <table:table-cell office:value-type="float" office:value="83" table:style-name="ce1">
            <text:p>83</text:p>
          </table:table-cell>
          <table:table-cell office:value-type="float" office:value="70.5" table:style-name="ce1">
            <text:p>70.5</text:p>
          </table:table-cell>
          <table:table-cell table:number-columns-repeated="16381"/>
        </table:table-row>
        <table:table-row table:style-name="ro1">
          <table:table-cell office:value-type="date" office:date-value="2016-06-05T13:00:00" table:style-name="ce3">
            <text:p>6/5/2016</text:p>
          </table:table-cell>
          <table:table-cell office:value-type="float" office:value="80" table:style-name="ce1">
            <text:p>80</text:p>
          </table:table-cell>
          <table:table-cell office:value-type="float" office:value="84.833299999999994" table:style-name="ce1">
            <text:p>84.8333</text:p>
          </table:table-cell>
          <table:table-cell table:number-columns-repeated="16381"/>
        </table:table-row>
        <table:table-row table:style-name="ro1">
          <table:table-cell office:value-type="date" office:date-value="2016-06-05T14:00:00" table:style-name="ce3">
            <text:p>6/5/2016</text:p>
          </table:table-cell>
          <table:table-cell office:value-type="float" office:value="144.83330000000001" table:style-name="ce1">
            <text:p>144.8333</text:p>
          </table:table-cell>
          <table:table-cell office:value-type="float" office:value="99.833299999999994" table:style-name="ce1">
            <text:p>99.8333</text:p>
          </table:table-cell>
          <table:table-cell table:number-columns-repeated="16381"/>
        </table:table-row>
        <table:table-row table:style-name="ro1">
          <table:table-cell office:value-type="date" office:date-value="2016-06-06T09:00:00" table:style-name="ce3">
            <text:p>6/6/2016</text:p>
          </table:table-cell>
          <table:table-cell office:value-type="float" office:value="175.5" table:style-name="ce1">
            <text:p>175.5</text:p>
          </table:table-cell>
          <table:table-cell office:value-type="float" office:value="10.833299999999999" table:style-name="ce1">
            <text:p>10.8333</text:p>
          </table:table-cell>
          <table:table-cell table:number-columns-repeated="16381"/>
        </table:table-row>
        <table:table-row table:style-name="ro1">
          <table:table-cell office:value-type="date" office:date-value="2016-06-06T10:00:00" table:style-name="ce3">
            <text:p>6/6/2016</text:p>
          </table:table-cell>
          <table:table-cell office:value-type="float" office:value="21.666699999999999" table:style-name="ce1">
            <text:p>21.6667</text:p>
          </table:table-cell>
          <table:table-cell office:value-type="float" office:value="25.666699999999999" table:style-name="ce1">
            <text:p>25.6667</text:p>
          </table:table-cell>
          <table:table-cell table:number-columns-repeated="16381"/>
        </table:table-row>
        <table:table-row table:style-name="ro1">
          <table:table-cell office:value-type="date" office:date-value="2016-06-06T11:00:00" table:style-name="ce3">
            <text:p>6/6/2016</text:p>
          </table:table-cell>
          <table:table-cell office:value-type="float" office:value="37.333300000000001" table:style-name="ce1">
            <text:p>37.3333</text:p>
          </table:table-cell>
          <table:table-cell office:value-type="float" office:value="46.666699999999999" table:style-name="ce1">
            <text:p>46.6667</text:p>
          </table:table-cell>
          <table:table-cell table:number-columns-repeated="16381"/>
        </table:table-row>
        <table:table-row table:style-name="ro1">
          <table:table-cell office:value-type="date" office:date-value="2016-06-06T12:00:00" table:style-name="ce3">
            <text:p>6/6/2016</text:p>
          </table:table-cell>
          <table:table-cell office:value-type="float" office:value="78.666700000000006" table:style-name="ce1">
            <text:p>78.6667</text:p>
          </table:table-cell>
          <table:table-cell office:value-type="float" office:value="67.666700000000006" table:style-name="ce1">
            <text:p>67.6667</text:p>
          </table:table-cell>
          <table:table-cell table:number-columns-repeated="16381"/>
        </table:table-row>
        <table:table-row table:style-name="ro1">
          <table:table-cell office:value-type="date" office:date-value="2016-06-06T13:00:00" table:style-name="ce3">
            <text:p>6/6/2016</text:p>
          </table:table-cell>
          <table:table-cell office:value-type="float" office:value="135.66669999999999" table:style-name="ce1">
            <text:p>135.6667</text:p>
          </table:table-cell>
          <table:table-cell office:value-type="float" office:value="81.333299999999994" table:style-name="ce1">
            <text:p>81.3333</text:p>
          </table:table-cell>
          <table:table-cell table:number-columns-repeated="16381"/>
        </table:table-row>
        <table:table-row table:style-name="ro1">
          <table:table-cell office:value-type="date" office:date-value="2016-06-06T14:00:00" table:style-name="ce3">
            <text:p>6/6/2016</text:p>
          </table:table-cell>
          <table:table-cell office:value-type="float" office:value="255.83330000000001" table:style-name="ce1">
            <text:p>255.833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date" office:date-value="2016-06-07T10:00:00" table:style-name="ce3">
            <text:p>6/7/2016</text:p>
          </table:table-cell>
          <table:table-cell office:value-type="float" office:value="29.833300000000001" table:style-name="ce1">
            <text:p>29.8333</text:p>
          </table:table-cell>
          <table:table-cell office:value-type="float" office:value="36.833300000000001" table:style-name="ce1">
            <text:p>36.8333</text:p>
          </table:table-cell>
          <table:table-cell table:number-columns-repeated="16381"/>
        </table:table-row>
        <table:table-row table:style-name="ro1">
          <table:table-cell office:value-type="date" office:date-value="2016-06-07T11:00:00" table:style-name="ce3">
            <text:p>6/7/2016</text:p>
          </table:table-cell>
          <table:table-cell office:value-type="float" office:value="38.666699999999999" table:style-name="ce1">
            <text:p>38.6667</text:p>
          </table:table-cell>
          <table:table-cell office:value-type="float" office:value="62.333300000000001" table:style-name="ce1">
            <text:p>62.3333</text:p>
          </table:table-cell>
          <table:table-cell table:number-columns-repeated="16381"/>
        </table:table-row>
        <table:table-row table:style-name="ro1">
          <table:table-cell office:value-type="date" office:date-value="2016-06-07T12:00:00" table:style-name="ce3">
            <text:p>6/7/2016</text:p>
          </table:table-cell>
          <table:table-cell office:value-type="float" office:value="29.5" table:style-name="ce1">
            <text:p>29.5</text:p>
          </table:table-cell>
          <table:table-cell office:value-type="float" office:value="80.166700000000006" table:style-name="ce1">
            <text:p>80.1667</text:p>
          </table:table-cell>
          <table:table-cell table:number-columns-repeated="16381"/>
        </table:table-row>
        <table:table-row table:style-name="ro1">
          <table:table-cell office:value-type="date" office:date-value="2016-06-07T13:00:00" table:style-name="ce3">
            <text:p>6/7/2016</text:p>
          </table:table-cell>
          <table:table-cell office:value-type="float" office:value="39.166699999999999" table:style-name="ce1">
            <text:p>39.1667</text:p>
          </table:table-cell>
          <table:table-cell office:value-type="float" office:value="99.166700000000006" table:style-name="ce1">
            <text:p>99.1667</text:p>
          </table:table-cell>
          <table:table-cell table:number-columns-repeated="16381"/>
        </table:table-row>
        <table:table-row table:style-name="ro1">
          <table:table-cell office:value-type="date" office:date-value="2016-06-07T14:00:00" table:style-name="ce3">
            <text:p>6/7/2016</text:p>
          </table:table-cell>
          <table:table-cell office:value-type="float" office:value="46.166699999999999" table:style-name="ce1">
            <text:p>46.1667</text:p>
          </table:table-cell>
          <table:table-cell office:value-type="float" office:value="111.5" table:style-name="ce1">
            <text:p>111.5</text:p>
          </table:table-cell>
          <table:table-cell table:number-columns-repeated="16381"/>
        </table:table-row>
        <table:table-row table:style-name="ro1">
          <table:table-cell office:value-type="date" office:date-value="2016-06-08T13:00:00" table:style-name="ce3">
            <text:p>6/8/2016</text:p>
          </table:table-cell>
          <table:table-cell office:value-type="float" office:value="15.833299999999999" table:style-name="ce1">
            <text:p>15.8333</text:p>
          </table:table-cell>
          <table:table-cell office:value-type="float" office:value="106.33329999999999" table:style-name="ce1">
            <text:p>106.3333</text:p>
          </table:table-cell>
          <table:table-cell table:number-columns-repeated="16381"/>
        </table:table-row>
        <table:table-row table:style-name="ro1">
          <table:table-cell office:value-type="date" office:date-value="2016-06-08T14:00:00" table:style-name="ce3">
            <text:p>6/8/2016</text:p>
          </table:table-cell>
          <table:table-cell office:value-type="float" office:value="175.83330000000001" table:style-name="ce1">
            <text:p>175.8333</text:p>
          </table:table-cell>
          <table:table-cell office:value-type="float" office:value="117.33329999999999" table:style-name="ce1">
            <text:p>117.3333</text:p>
          </table:table-cell>
          <table:table-cell table:number-columns-repeated="16381"/>
        </table:table-row>
        <table:table-row table:style-name="ro1">
          <table:table-cell office:value-type="date" office:date-value="2016-06-08T15:00:00" table:style-name="ce3">
            <text:p>6/8/2016</text:p>
          </table:table-cell>
          <table:table-cell office:value-type="float" office:value="227.83330000000001" table:style-name="ce1">
            <text:p>227.8333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date" office:date-value="2016-06-09T10:00:00" table:style-name="ce3">
            <text:p>6/9/2016</text:p>
          </table:table-cell>
          <table:table-cell office:value-type="float" office:value="241.16669999999999" table:style-name="ce1">
            <text:p>241.166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date" office:date-value="2016-06-09T11:00:00" table:style-name="ce3">
            <text:p>6/9/2016</text:p>
          </table:table-cell>
          <table:table-cell office:value-type="float" office:value="190.33330000000001" table:style-name="ce1">
            <text:p>190.3333</text:p>
          </table:table-cell>
          <table:table-cell office:value-type="float" office:value="77.166700000000006" table:style-name="ce1">
            <text:p>77.1667</text:p>
          </table:table-cell>
          <table:table-cell table:number-columns-repeated="16381"/>
        </table:table-row>
        <table:table-row table:style-name="ro1">
          <table:table-cell office:value-type="date" office:date-value="2016-06-09T12:00:00" table:style-name="ce3">
            <text:p>6/9/2016</text:p>
          </table:table-cell>
          <table:table-cell office:value-type="float" office:value="125.83329999999999" table:style-name="ce1">
            <text:p>125.8333</text:p>
          </table:table-cell>
          <table:table-cell office:value-type="float" office:value="95.333299999999994" table:style-name="ce1">
            <text:p>95.3333</text:p>
          </table:table-cell>
          <table:table-cell table:number-columns-repeated="16381"/>
        </table:table-row>
        <table:table-row table:style-name="ro1">
          <table:table-cell office:value-type="date" office:date-value="2016-06-09T13:00:00" table:style-name="ce3">
            <text:p>6/9/2016</text:p>
          </table:table-cell>
          <table:table-cell office:value-type="float" office:value="85.5" table:style-name="ce1">
            <text:p>85.5</text:p>
          </table:table-cell>
          <table:table-cell office:value-type="float" office:value="116.33329999999999" table:style-name="ce1">
            <text:p>116.3333</text:p>
          </table:table-cell>
          <table:table-cell table:number-columns-repeated="16381"/>
        </table:table-row>
        <table:table-row table:style-name="ro1">
          <table:table-cell office:value-type="date" office:date-value="2016-06-09T14:00:00" table:style-name="ce3">
            <text:p>6/9/2016</text:p>
          </table:table-cell>
          <table:table-cell office:value-type="float" office:value="154.33330000000001" table:style-name="ce1">
            <text:p>154.3333</text:p>
          </table:table-cell>
          <table:table-cell office:value-type="float" office:value="125.5" table:style-name="ce1">
            <text:p>125.5</text:p>
          </table:table-cell>
          <table:table-cell table:number-columns-repeated="16381"/>
        </table:table-row>
        <table:table-row table:style-name="ro1">
          <table:table-cell office:value-type="date" office:date-value="2016-06-10T08:00:00" table:style-name="ce3">
            <text:p>6/10/2016</text:p>
          </table:table-cell>
          <table:table-cell office:value-type="float" office:value="162.66669999999999" table:style-name="ce1">
            <text:p>162.6667</text:p>
          </table:table-cell>
          <table:table-cell office:value-type="float" office:value="38.666699999999999" table:style-name="ce1">
            <text:p>38.6667</text:p>
          </table:table-cell>
          <table:table-cell table:number-columns-repeated="16381"/>
        </table:table-row>
        <table:table-row table:style-name="ro1">
          <table:table-cell office:value-type="date" office:date-value="2016-06-10T09:00:00" table:style-name="ce3">
            <text:p>6/10/2016</text:p>
          </table:table-cell>
          <table:table-cell office:value-type="float" office:value="247.83330000000001" table:style-name="ce1">
            <text:p>247.8333</text:p>
          </table:table-cell>
          <table:table-cell office:value-type="float" office:value="39.166699999999999" table:style-name="ce1">
            <text:p>39.1667</text:p>
          </table:table-cell>
          <table:table-cell table:number-columns-repeated="16381"/>
        </table:table-row>
        <table:table-row table:style-name="ro1">
          <table:table-cell office:value-type="date" office:date-value="2016-06-10T10:00:00" table:style-name="ce3">
            <text:p>6/10/2016</text:p>
          </table:table-cell>
          <table:table-cell office:value-type="float" office:value="154.16669999999999" table:style-name="ce1">
            <text:p>154.166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date" office:date-value="2016-06-10T11:00:00" table:style-name="ce3">
            <text:p>6/10/2016</text:p>
          </table:table-cell>
          <table:table-cell office:value-type="float" office:value="279.83330000000001" table:style-name="ce1">
            <text:p>279.8333</text:p>
          </table:table-cell>
          <table:table-cell office:value-type="float" office:value="59.833300000000001" table:style-name="ce1">
            <text:p>59.8333</text:p>
          </table:table-cell>
          <table:table-cell table:number-columns-repeated="16381"/>
        </table:table-row>
        <table:table-row table:style-name="ro1">
          <table:table-cell office:value-type="date" office:date-value="2016-06-10T12:00:00" table:style-name="ce3">
            <text:p>6/10/2016</text:p>
          </table:table-cell>
          <table:table-cell office:value-type="float" office:value="303.16669999999999" table:style-name="ce1">
            <text:p>303.1667</text:p>
          </table:table-cell>
          <table:table-cell office:value-type="float" office:value="63.5" table:style-name="ce1">
            <text:p>63.5</text:p>
          </table:table-cell>
          <table:table-cell table:number-columns-repeated="16381"/>
        </table:table-row>
        <table:table-row table:style-name="ro1">
          <table:table-cell office:value-type="date" office:date-value="2016-06-10T13:00:00" table:style-name="ce3">
            <text:p>6/10/2016</text:p>
          </table:table-cell>
          <table:table-cell office:value-type="float" office:value="255.33330000000001" table:style-name="ce1">
            <text:p>255.3333</text:p>
          </table:table-cell>
          <table:table-cell office:value-type="float" office:value="64.166700000000006" table:style-name="ce1">
            <text:p>64.1667</text:p>
          </table:table-cell>
          <table:table-cell table:number-columns-repeated="16381"/>
        </table:table-row>
        <table:table-row table:style-name="ro1">
          <table:table-cell office:value-type="date" office:date-value="2016-06-10T14:00:00" table:style-name="ce3">
            <text:p>6/10/2016</text:p>
          </table:table-cell>
          <table:table-cell office:value-type="float" office:value="259.33330000000001" table:style-name="ce1">
            <text:p>259.3333</text:p>
          </table:table-cell>
          <table:table-cell office:value-type="float" office:value="66.333299999999994" table:style-name="ce1">
            <text:p>66.3333</text:p>
          </table:table-cell>
          <table:table-cell table:number-columns-repeated="16381"/>
        </table:table-row>
        <table:table-row table:style-name="ro1">
          <table:table-cell office:value-type="date" office:date-value="2016-06-10T15:00:00" table:style-name="ce3">
            <text:p>6/10/2016</text:p>
          </table:table-cell>
          <table:table-cell office:value-type="float" office:value="245.33330000000001" table:style-name="ce1">
            <text:p>245.3333</text:p>
          </table:table-cell>
          <table:table-cell office:value-type="float" office:value="67.166700000000006" table:style-name="ce1">
            <text:p>67.1667</text:p>
          </table:table-cell>
          <table:table-cell table:number-columns-repeated="16381"/>
        </table:table-row>
        <table:table-row table:style-name="ro1">
          <table:table-cell office:value-type="date" office:date-value="2016-06-11T12:00:00" table:style-name="ce3">
            <text:p>6/11/2016</text:p>
          </table:table-cell>
          <table:table-cell office:value-type="float" office:value="164.16669999999999" table:style-name="ce1">
            <text:p>164.166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date" office:date-value="2016-06-12T09:00:00" table:style-name="ce3">
            <text:p>6/12/2016</text:p>
          </table:table-cell>
          <table:table-cell office:value-type="float" office:value="135.16669999999999" table:style-name="ce1">
            <text:p>135.1667</text:p>
          </table:table-cell>
          <table:table-cell office:value-type="float" office:value="36.666699999999999" table:style-name="ce1">
            <text:p>36.6667</text:p>
          </table:table-cell>
          <table:table-cell table:number-columns-repeated="16381"/>
        </table:table-row>
        <table:table-row table:style-name="ro1">
          <table:table-cell office:value-type="date" office:date-value="2016-06-12T10:00:00" table:style-name="ce3">
            <text:p>6/12/2016</text:p>
          </table:table-cell>
          <table:table-cell office:value-type="float" office:value="128.33330000000001" table:style-name="ce1">
            <text:p>128.3333</text:p>
          </table:table-cell>
          <table:table-cell office:value-type="float" office:value="47.333300000000001" table:style-name="ce1">
            <text:p>47.3333</text:p>
          </table:table-cell>
          <table:table-cell table:number-columns-repeated="16381"/>
        </table:table-row>
        <table:table-row table:style-name="ro1">
          <table:table-cell office:value-type="date" office:date-value="2016-06-12T11:00:00" table:style-name="ce3">
            <text:p>6/12/2016</text:p>
          </table:table-cell>
          <table:table-cell office:value-type="float" office:value="21" table:style-name="ce1">
            <text:p>21</text:p>
          </table:table-cell>
          <table:table-cell office:value-type="float" office:value="68.166700000000006" table:style-name="ce1">
            <text:p>68.1667</text:p>
          </table:table-cell>
          <table:table-cell table:number-columns-repeated="16381"/>
        </table:table-row>
        <table:table-row table:style-name="ro1">
          <table:table-cell office:value-type="date" office:date-value="2016-06-12T12:00:00" table:style-name="ce3">
            <text:p>6/12/2016</text:p>
          </table:table-cell>
          <table:table-cell office:value-type="float" office:value="142.5" table:style-name="ce1">
            <text:p>142.5</text:p>
          </table:table-cell>
          <table:table-cell office:value-type="float" office:value="85.166700000000006" table:style-name="ce1">
            <text:p>85.1667</text:p>
          </table:table-cell>
          <table:table-cell table:number-columns-repeated="16381"/>
        </table:table-row>
        <table:table-row table:style-name="ro1">
          <table:table-cell office:value-type="date" office:date-value="2016-06-12T13:00:00" table:style-name="ce3">
            <text:p>6/12/2016</text:p>
          </table:table-cell>
          <table:table-cell office:value-type="float" office:value="300.5" table:style-name="ce1">
            <text:p>300.5</text:p>
          </table:table-cell>
          <table:table-cell office:value-type="float" office:value="102.5" table:style-name="ce1">
            <text:p>102.5</text:p>
          </table:table-cell>
          <table:table-cell table:number-columns-repeated="16381"/>
        </table:table-row>
        <table:table-row table:style-name="ro1">
          <table:table-cell office:value-type="date" office:date-value="2016-06-12T14:00:00" table:style-name="ce3">
            <text:p>6/12/2016</text:p>
          </table:table-cell>
          <table:table-cell office:value-type="float" office:value="249" table:style-name="ce1">
            <text:p>249</text:p>
          </table:table-cell>
          <table:table-cell office:value-type="float" office:value="109.83329999999999" table:style-name="ce1">
            <text:p>109.8333</text:p>
          </table:table-cell>
          <table:table-cell table:number-columns-repeated="16381"/>
        </table:table-row>
        <table:table-row table:style-name="ro1">
          <table:table-cell office:value-type="date" office:date-value="2016-06-13T09:00:00" table:style-name="ce3">
            <text:p>6/13/2016</text:p>
          </table:table-cell>
          <table:table-cell office:value-type="float" office:value="143.16669999999999" table:style-name="ce1">
            <text:p>143.1667</text:p>
          </table:table-cell>
          <table:table-cell office:value-type="float" office:value="18.833300000000001" table:style-name="ce1">
            <text:p>18.8333</text:p>
          </table:table-cell>
          <table:table-cell table:number-columns-repeated="16381"/>
        </table:table-row>
        <table:table-row table:style-name="ro1">
          <table:table-cell office:value-type="date" office:date-value="2016-06-13T10:00:00" table:style-name="ce3">
            <text:p>6/13/2016</text:p>
          </table:table-cell>
          <table:table-cell office:value-type="float" office:value="13.833299999999999" table:style-name="ce1">
            <text:p>13.8333</text:p>
          </table:table-cell>
          <table:table-cell office:value-type="float" office:value="33.5" table:style-name="ce1">
            <text:p>33.5</text:p>
          </table:table-cell>
          <table:table-cell table:number-columns-repeated="16381"/>
        </table:table-row>
        <table:table-row table:style-name="ro1">
          <table:table-cell office:value-type="date" office:date-value="2016-06-13T11:00:00" table:style-name="ce3">
            <text:p>6/13/2016</text:p>
          </table:table-cell>
          <table:table-cell office:value-type="float" office:value="162" table:style-name="ce1">
            <text:p>162</text:p>
          </table:table-cell>
          <table:table-cell office:value-type="float" office:value="45.166699999999999" table:style-name="ce1">
            <text:p>45.1667</text:p>
          </table:table-cell>
          <table:table-cell table:number-columns-repeated="16381"/>
        </table:table-row>
        <table:table-row table:style-name="ro1">
          <table:table-cell office:value-type="date" office:date-value="2016-06-13T14:00:00" table:style-name="ce3">
            <text:p>6/13/2016</text:p>
          </table:table-cell>
          <table:table-cell office:value-type="float" office:value="183.5" table:style-name="ce1">
            <text:p>183.5</text:p>
          </table:table-cell>
          <table:table-cell office:value-type="float" office:value="61.5" table:style-name="ce1">
            <text:p>61.5</text:p>
          </table:table-cell>
          <table:table-cell table:number-columns-repeated="16381"/>
        </table:table-row>
        <table:table-row table:style-name="ro1">
          <table:table-cell office:value-type="date" office:date-value="2016-06-13T15:00:00" table:style-name="ce3">
            <text:p>6/13/2016</text:p>
          </table:table-cell>
          <table:table-cell office:value-type="float" office:value="208.5" table:style-name="ce1">
            <text:p>208.5</text:p>
          </table:table-cell>
          <table:table-cell office:value-type="float" office:value="62.5" table:style-name="ce1">
            <text:p>62.5</text:p>
          </table:table-cell>
          <table:table-cell table:number-columns-repeated="16381"/>
        </table:table-row>
        <table:table-row table:style-name="ro1">
          <table:table-cell office:value-type="date" office:date-value="2016-06-13T16:00:00" table:style-name="ce3">
            <text:p>6/13/2016</text:p>
          </table:table-cell>
          <table:table-cell office:value-type="float" office:value="304" table:style-name="ce1">
            <text:p>304</text:p>
          </table:table-cell>
          <table:table-cell office:value-type="float" office:value="51.833300000000001" table:style-name="ce1">
            <text:p>51.8333</text:p>
          </table:table-cell>
          <table:table-cell table:number-columns-repeated="16381"/>
        </table:table-row>
        <table:table-row table:style-name="ro1">
          <table:table-cell office:value-type="date" office:date-value="2016-06-13T17:00:00" table:style-name="ce3">
            <text:p>6/13/2016</text:p>
          </table:table-cell>
          <table:table-cell office:value-type="float" office:value="294.33330000000001" table:style-name="ce1">
            <text:p>294.3333</text:p>
          </table:table-cell>
          <table:table-cell office:value-type="float" office:value="53.5" table:style-name="ce1">
            <text:p>53.5</text:p>
          </table:table-cell>
          <table:table-cell table:number-columns-repeated="16381"/>
        </table:table-row>
        <table:table-row table:style-name="ro1">
          <table:table-cell office:value-type="date" office:date-value="2016-06-15T10:00:00" table:style-name="ce3">
            <text:p>6/15/2016</text:p>
          </table:table-cell>
          <table:table-cell office:value-type="float" office:value="264.66669999999999" table:style-name="ce1">
            <text:p>264.6667</text:p>
          </table:table-cell>
          <table:table-cell office:value-type="float" office:value="55.833300000000001" table:style-name="ce1">
            <text:p>55.8333</text:p>
          </table:table-cell>
          <table:table-cell table:number-columns-repeated="16381"/>
        </table:table-row>
        <table:table-row table:style-name="ro1">
          <table:table-cell office:value-type="date" office:date-value="2016-06-15T11:00:00" table:style-name="ce3">
            <text:p>6/15/2016</text:p>
          </table:table-cell>
          <table:table-cell office:value-type="float" office:value="263.33330000000001" table:style-name="ce1">
            <text:p>263.333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date" office:date-value="2016-06-15T12:00:00" table:style-name="ce3">
            <text:p>6/15/2016</text:p>
          </table:table-cell>
          <table:table-cell office:value-type="float" office:value="251.66669999999999" table:style-name="ce1">
            <text:p>251.6667</text:p>
          </table:table-cell>
          <table:table-cell office:value-type="float" office:value="67.833299999999994" table:style-name="ce1">
            <text:p>67.8333</text:p>
          </table:table-cell>
          <table:table-cell table:number-columns-repeated="16381"/>
        </table:table-row>
        <table:table-row table:style-name="ro1">
          <table:table-cell office:value-type="date" office:date-value="2016-06-16T12:00:00" table:style-name="ce3">
            <text:p>6/16/2016</text:p>
          </table:table-cell>
          <table:table-cell office:value-type="float" office:value="252.83330000000001" table:style-name="ce1">
            <text:p>252.8333</text:p>
          </table:table-cell>
          <table:table-cell office:value-type="float" office:value="61.833300000000001" table:style-name="ce1">
            <text:p>61.8333</text:p>
          </table:table-cell>
          <table:table-cell table:number-columns-repeated="16381"/>
        </table:table-row>
        <table:table-row table:style-name="ro1">
          <table:table-cell office:value-type="date" office:date-value="2016-06-16T13:00:00" table:style-name="ce3">
            <text:p>6/16/2016</text:p>
          </table:table-cell>
          <table:table-cell office:value-type="float" office:value="240.33330000000001" table:style-name="ce1">
            <text:p>240.3333</text:p>
          </table:table-cell>
          <table:table-cell office:value-type="float" office:value="65.333299999999994" table:style-name="ce1">
            <text:p>65.3333</text:p>
          </table:table-cell>
          <table:table-cell table:number-columns-repeated="16381"/>
        </table:table-row>
        <table:table-row table:style-name="ro1">
          <table:table-cell office:value-type="date" office:date-value="2016-06-16T14:00:00" table:style-name="ce3">
            <text:p>6/16/2016</text:p>
          </table:table-cell>
          <table:table-cell office:value-type="float" office:value="251" table:style-name="ce1">
            <text:p>251</text:p>
          </table:table-cell>
          <table:table-cell office:value-type="float" office:value="68.166700000000006" table:style-name="ce1">
            <text:p>68.1667</text:p>
          </table:table-cell>
          <table:table-cell table:number-columns-repeated="16381"/>
        </table:table-row>
        <table:table-row table:style-name="ro1">
          <table:table-cell office:value-type="date" office:date-value="2016-06-17T09:00:00" table:style-name="ce3">
            <text:p>6/17/2016</text:p>
          </table:table-cell>
          <table:table-cell office:value-type="float" office:value="123.33329999999999" table:style-name="ce1">
            <text:p>123.333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date" office:date-value="2016-06-17T10:00:00" table:style-name="ce3">
            <text:p>6/17/2016</text:p>
          </table:table-cell>
          <table:table-cell office:value-type="float" office:value="184.83330000000001" table:style-name="ce1">
            <text:p>184.8333</text:p>
          </table:table-cell>
          <table:table-cell office:value-type="float" office:value="47.5" table:style-name="ce1">
            <text:p>47.5</text:p>
          </table:table-cell>
          <table:table-cell table:number-columns-repeated="16381"/>
        </table:table-row>
        <table:table-row table:style-name="ro1">
          <table:table-cell office:value-type="date" office:date-value="2016-06-17T11:00:00" table:style-name="ce3">
            <text:p>6/17/2016</text:p>
          </table:table-cell>
          <table:table-cell office:value-type="float" office:value="77.5" table:style-name="ce1">
            <text:p>77.5</text:p>
          </table:table-cell>
          <table:table-cell office:value-type="float" office:value="51.666699999999999" table:style-name="ce1">
            <text:p>51.6667</text:p>
          </table:table-cell>
          <table:table-cell table:number-columns-repeated="16381"/>
        </table:table-row>
        <table:table-row table:style-name="ro1">
          <table:table-cell office:value-type="date" office:date-value="2016-06-17T12:00:00" table:style-name="ce3">
            <text:p>6/17/2016</text:p>
          </table:table-cell>
          <table:table-cell office:value-type="float" office:value="76.166700000000006" table:style-name="ce1">
            <text:p>76.1667</text:p>
          </table:table-cell>
          <table:table-cell office:value-type="float" office:value="59.833300000000001" table:style-name="ce1">
            <text:p>59.8333</text:p>
          </table:table-cell>
          <table:table-cell table:number-columns-repeated="16381"/>
        </table:table-row>
        <table:table-row table:style-name="ro1">
          <table:table-cell office:value-type="date" office:date-value="2016-06-17T13:00:00" table:style-name="ce3">
            <text:p>6/17/2016</text:p>
          </table:table-cell>
          <table:table-cell office:value-type="float" office:value="183.66669999999999" table:style-name="ce1">
            <text:p>183.6667</text:p>
          </table:table-cell>
          <table:table-cell office:value-type="float" office:value="70.666700000000006" table:style-name="ce1">
            <text:p>70.6667</text:p>
          </table:table-cell>
          <table:table-cell table:number-columns-repeated="16381"/>
        </table:table-row>
        <table:table-row table:style-name="ro1">
          <table:table-cell office:value-type="date" office:date-value="2016-06-17T14:00:00" table:style-name="ce3">
            <text:p>6/17/2016</text:p>
          </table:table-cell>
          <table:table-cell office:value-type="float" office:value="190.83330000000001" table:style-name="ce1">
            <text:p>190.8333</text:p>
          </table:table-cell>
          <table:table-cell office:value-type="float" office:value="79.666700000000006" table:style-name="ce1">
            <text:p>79.6667</text:p>
          </table:table-cell>
          <table:table-cell table:number-columns-repeated="16381"/>
        </table:table-row>
        <table:table-row table:style-name="ro1">
          <table:table-cell office:value-type="date" office:date-value="2016-06-19T11:00:00" table:style-name="ce3">
            <text:p>6/19/2016</text:p>
          </table:table-cell>
          <table:table-cell office:value-type="float" office:value="43.333300000000001" table:style-name="ce1">
            <text:p>43.333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date" office:date-value="2016-06-19T12:00:00" table:style-name="ce3">
            <text:p>6/19/2016</text:p>
          </table:table-cell>
          <table:table-cell office:value-type="float" office:value="72.166700000000006" table:style-name="ce1">
            <text:p>72.1667</text:p>
          </table:table-cell>
          <table:table-cell office:value-type="float" office:value="96.833299999999994" table:style-name="ce1">
            <text:p>96.8333</text:p>
          </table:table-cell>
          <table:table-cell table:number-columns-repeated="16381"/>
        </table:table-row>
        <table:table-row table:style-name="ro1">
          <table:table-cell office:value-type="date" office:date-value="2016-06-19T13:00:00" table:style-name="ce3">
            <text:p>6/19/2016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102.5" table:style-name="ce1">
            <text:p>102.5</text:p>
          </table:table-cell>
          <table:table-cell table:number-columns-repeated="16381"/>
        </table:table-row>
        <table:table-row table:style-name="ro1">
          <table:table-cell office:value-type="date" office:date-value="2016-06-20T13:00:00" table:style-name="ce3">
            <text:p>6/20/2016</text:p>
          </table:table-cell>
          <table:table-cell office:value-type="float" office:value="40.5" table:style-name="ce1">
            <text:p>40.5</text:p>
          </table:table-cell>
          <table:table-cell office:value-type="float" office:value="95.166700000000006" table:style-name="ce1">
            <text:p>95.1667</text:p>
          </table:table-cell>
          <table:table-cell table:number-columns-repeated="16381"/>
        </table:table-row>
        <table:table-row table:style-name="ro1">
          <table:table-cell office:value-type="date" office:date-value="2016-06-20T14:00:00" table:style-name="ce3">
            <text:p>6/20/2016</text:p>
          </table:table-cell>
          <table:table-cell office:value-type="float" office:value="43.166699999999999" table:style-name="ce1">
            <text:p>43.1667</text:p>
          </table:table-cell>
          <table:table-cell office:value-type="float" office:value="89.5" table:style-name="ce1">
            <text:p>89.5</text:p>
          </table:table-cell>
          <table:table-cell table:number-columns-repeated="16381"/>
        </table:table-row>
        <table:table-row table:style-name="ro1">
          <table:table-cell office:value-type="date" office:date-value="2016-06-20T15:00:00" table:style-name="ce3">
            <text:p>6/20/2016</text:p>
          </table:table-cell>
          <table:table-cell office:value-type="float" office:value="46.666699999999999" table:style-name="ce1">
            <text:p>46.6667</text:p>
          </table:table-cell>
          <table:table-cell office:value-type="float" office:value="91.5" table:style-name="ce1">
            <text:p>91.5</text:p>
          </table:table-cell>
          <table:table-cell table:number-columns-repeated="16381"/>
        </table:table-row>
        <table:table-row table:style-name="ro1">
          <table:table-cell office:value-type="date" office:date-value="2016-06-20T16:00:00" table:style-name="ce3">
            <text:p>6/20/2016</text:p>
          </table:table-cell>
          <table:table-cell office:value-type="float" office:value="44.833300000000001" table:style-name="ce1">
            <text:p>44.8333</text:p>
          </table:table-cell>
          <table:table-cell office:value-type="float" office:value="94.333299999999994" table:style-name="ce1">
            <text:p>94.3333</text:p>
          </table:table-cell>
          <table:table-cell table:number-columns-repeated="16381"/>
        </table:table-row>
        <table:table-row table:style-name="ro1">
          <table:table-cell office:value-type="date" office:date-value="2016-06-22T11:00:00" table:style-name="ce3">
            <text:p>6/22/2016</text:p>
          </table:table-cell>
          <table:table-cell office:value-type="float" office:value="83.5" table:style-name="ce1">
            <text:p>83.5</text:p>
          </table:table-cell>
          <table:table-cell office:value-type="float" office:value="63.166699999999999" table:style-name="ce1">
            <text:p>63.1667</text:p>
          </table:table-cell>
          <table:table-cell table:number-columns-repeated="16381"/>
        </table:table-row>
        <table:table-row table:style-name="ro1">
          <table:table-cell office:value-type="date" office:date-value="2016-06-22T12:00:00" table:style-name="ce3">
            <text:p>6/22/2016</text:p>
          </table:table-cell>
          <table:table-cell office:value-type="float" office:value="57.833300000000001" table:style-name="ce1">
            <text:p>57.8333</text:p>
          </table:table-cell>
          <table:table-cell office:value-type="float" office:value="79.333299999999994" table:style-name="ce1">
            <text:p>79.3333</text:p>
          </table:table-cell>
          <table:table-cell table:number-columns-repeated="16381"/>
        </table:table-row>
        <table:table-row table:style-name="ro1">
          <table:table-cell office:value-type="date" office:date-value="2016-06-22T13:00:00" table:style-name="ce3">
            <text:p>6/22/2016</text:p>
          </table:table-cell>
          <table:table-cell office:value-type="float" office:value="139.33330000000001" table:style-name="ce1">
            <text:p>139.3333</text:p>
          </table:table-cell>
          <table:table-cell office:value-type="float" office:value="101.83329999999999" table:style-name="ce1">
            <text:p>101.8333</text:p>
          </table:table-cell>
          <table:table-cell table:number-columns-repeated="16381"/>
        </table:table-row>
        <table:table-row table:style-name="ro1">
          <table:table-cell office:value-type="date" office:date-value="2016-06-22T14:00:00" table:style-name="ce3">
            <text:p>6/22/2016</text:p>
          </table:table-cell>
          <table:table-cell office:value-type="float" office:value="119.5" table:style-name="ce1">
            <text:p>119.5</text:p>
          </table:table-cell>
          <table:table-cell office:value-type="float" office:value="114.5" table:style-name="ce1">
            <text:p>114.5</text:p>
          </table:table-cell>
          <table:table-cell table:number-columns-repeated="16381"/>
        </table:table-row>
        <table:table-row table:style-name="ro1">
          <table:table-cell office:value-type="date" office:date-value="2016-06-22T15:00:00" table:style-name="ce3">
            <text:p>6/22/2016</text:p>
          </table:table-cell>
          <table:table-cell office:value-type="float" office:value="120" table:style-name="ce1">
            <text:p>120</text:p>
          </table:table-cell>
          <table:table-cell office:value-type="float" office:value="124.16670000000001" table:style-name="ce1">
            <text:p>124.1667</text:p>
          </table:table-cell>
          <table:table-cell table:number-columns-repeated="16381"/>
        </table:table-row>
        <table:table-row table:style-name="ro1">
          <table:table-cell office:value-type="date" office:date-value="2016-06-23T10:00:00" table:style-name="ce3">
            <text:p>6/23/2016</text:p>
          </table:table-cell>
          <table:table-cell office:value-type="float" office:value="277.83330000000001" table:style-name="ce1">
            <text:p>277.8333</text:p>
          </table:table-cell>
          <table:table-cell office:value-type="float" office:value="83.333299999999994" table:style-name="ce1">
            <text:p>83.3333</text:p>
          </table:table-cell>
          <table:table-cell table:number-columns-repeated="16381"/>
        </table:table-row>
        <table:table-row table:style-name="ro1">
          <table:table-cell office:value-type="date" office:date-value="2016-06-23T11:00:00" table:style-name="ce3">
            <text:p>6/23/2016</text:p>
          </table:table-cell>
          <table:table-cell office:value-type="float" office:value="311.5" table:style-name="ce1">
            <text:p>311.5</text:p>
          </table:table-cell>
          <table:table-cell office:value-type="float" office:value="90.666700000000006" table:style-name="ce1">
            <text:p>90.6667</text:p>
          </table:table-cell>
          <table:table-cell table:number-columns-repeated="16381"/>
        </table:table-row>
        <table:table-row table:style-name="ro1">
          <table:table-cell office:value-type="date" office:date-value="2016-06-23T12:00:00" table:style-name="ce3">
            <text:p>6/23/2016</text:p>
          </table:table-cell>
          <table:table-cell office:value-type="float" office:value="191" table:style-name="ce1">
            <text:p>191</text:p>
          </table:table-cell>
          <table:table-cell office:value-type="float" office:value="95.666700000000006" table:style-name="ce1">
            <text:p>95.6667</text:p>
          </table:table-cell>
          <table:table-cell table:number-columns-repeated="16381"/>
        </table:table-row>
        <table:table-row table:style-name="ro1">
          <table:table-cell office:value-type="date" office:date-value="2016-06-23T13:00:00" table:style-name="ce3">
            <text:p>6/23/2016</text:p>
          </table:table-cell>
          <table:table-cell office:value-type="float" office:value="141.83330000000001" table:style-name="ce1">
            <text:p>141.8333</text:p>
          </table:table-cell>
          <table:table-cell office:value-type="float" office:value="105.16670000000001" table:style-name="ce1">
            <text:p>105.1667</text:p>
          </table:table-cell>
          <table:table-cell table:number-columns-repeated="16381"/>
        </table:table-row>
        <table:table-row table:style-name="ro1">
          <table:table-cell office:value-type="date" office:date-value="2016-06-24T09:00:00" table:style-name="ce3">
            <text:p>6/24/2016</text:p>
          </table:table-cell>
          <table:table-cell office:value-type="float" office:value="176.5" table:style-name="ce1">
            <text:p>176.5</text:p>
          </table:table-cell>
          <table:table-cell office:value-type="float" office:value="40.5" table:style-name="ce1">
            <text:p>40.5</text:p>
          </table:table-cell>
          <table:table-cell table:number-columns-repeated="16381"/>
        </table:table-row>
        <table:table-row table:style-name="ro1">
          <table:table-cell office:value-type="date" office:date-value="2016-06-24T10:00:00" table:style-name="ce3">
            <text:p>6/24/2016</text:p>
          </table:table-cell>
          <table:table-cell office:value-type="float" office:value="186.66669999999999" table:style-name="ce1">
            <text:p>186.666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date" office:date-value="2016-06-24T11:00:00" table:style-name="ce3">
            <text:p>6/24/2016</text:p>
          </table:table-cell>
          <table:table-cell office:value-type="float" office:value="162.5" table:style-name="ce1">
            <text:p>162.5</text:p>
          </table:table-cell>
          <table:table-cell office:value-type="float" office:value="81.833299999999994" table:style-name="ce1">
            <text:p>81.8333</text:p>
          </table:table-cell>
          <table:table-cell table:number-columns-repeated="16381"/>
        </table:table-row>
        <table:table-row table:style-name="ro1">
          <table:table-cell office:value-type="date" office:date-value="2016-06-24T12:00:00" table:style-name="ce3">
            <text:p>6/24/2016</text:p>
          </table:table-cell>
          <table:table-cell office:value-type="float" office:value="236.5" table:style-name="ce1">
            <text:p>236.5</text:p>
          </table:table-cell>
          <table:table-cell office:value-type="float" office:value="92.333299999999994" table:style-name="ce1">
            <text:p>92.3333</text:p>
          </table:table-cell>
          <table:table-cell table:number-columns-repeated="16381"/>
        </table:table-row>
        <table:table-row table:style-name="ro1">
          <table:table-cell office:value-type="date" office:date-value="2016-06-24T13:00:00" table:style-name="ce3">
            <text:p>6/24/2016</text:p>
          </table:table-cell>
          <table:table-cell office:value-type="float" office:value="140.16669999999999" table:style-name="ce1">
            <text:p>140.1667</text:p>
          </table:table-cell>
          <table:table-cell office:value-type="float" office:value="106.16670000000001" table:style-name="ce1">
            <text:p>106.1667</text:p>
          </table:table-cell>
          <table:table-cell table:number-columns-repeated="16381"/>
        </table:table-row>
        <table:table-row table:style-name="ro1">
          <table:table-cell office:value-type="date" office:date-value="2016-06-24T14:00:00" table:style-name="ce3">
            <text:p>6/24/2016</text:p>
          </table:table-cell>
          <table:table-cell office:value-type="float" office:value="147" table:style-name="ce1">
            <text:p>147</text:p>
          </table:table-cell>
          <table:table-cell office:value-type="float" office:value="110.16670000000001" table:style-name="ce1">
            <text:p>110.1667</text:p>
          </table:table-cell>
          <table:table-cell table:number-columns-repeated="16381"/>
        </table:table-row>
        <table:table-row table:style-name="ro1">
          <table:table-cell office:value-type="date" office:date-value="2016-06-25T09:00:00" table:style-name="ce3">
            <text:p>6/25/2016</text:p>
          </table:table-cell>
          <table:table-cell office:value-type="float" office:value="143.16669999999999" table:style-name="ce1">
            <text:p>143.1667</text:p>
          </table:table-cell>
          <table:table-cell office:value-type="float" office:value="13.5" table:style-name="ce1">
            <text:p>13.5</text:p>
          </table:table-cell>
          <table:table-cell table:number-columns-repeated="16381"/>
        </table:table-row>
        <table:table-row table:style-name="ro1">
          <table:table-cell office:value-type="date" office:date-value="2016-06-25T10:00:00" table:style-name="ce3">
            <text:p>6/25/2016</text:p>
          </table:table-cell>
          <table:table-cell office:value-type="float" office:value="38.333300000000001" table:style-name="ce1">
            <text:p>38.3333</text:p>
          </table:table-cell>
          <table:table-cell office:value-type="float" office:value="53.5" table:style-name="ce1">
            <text:p>53.5</text:p>
          </table:table-cell>
          <table:table-cell table:number-columns-repeated="16381"/>
        </table:table-row>
        <table:table-row table:style-name="ro1">
          <table:table-cell office:value-type="date" office:date-value="2016-06-25T11:00:00" table:style-name="ce3">
            <text:p>6/25/2016</text:p>
          </table:table-cell>
          <table:table-cell office:value-type="float" office:value="134.83330000000001" table:style-name="ce1">
            <text:p>134.8333</text:p>
          </table:table-cell>
          <table:table-cell office:value-type="float" office:value="64.333299999999994" table:style-name="ce1">
            <text:p>64.3333</text:p>
          </table:table-cell>
          <table:table-cell table:number-columns-repeated="16381"/>
        </table:table-row>
        <table:table-row table:style-name="ro1">
          <table:table-cell office:value-type="date" office:date-value="2016-06-25T12:00:00" table:style-name="ce3">
            <text:p>6/25/2016</text:p>
          </table:table-cell>
          <table:table-cell office:value-type="float" office:value="184" table:style-name="ce1">
            <text:p>184</text:p>
          </table:table-cell>
          <table:table-cell office:value-type="float" office:value="80.5" table:style-name="ce1">
            <text:p>80.5</text:p>
          </table:table-cell>
          <table:table-cell table:number-columns-repeated="16381"/>
        </table:table-row>
        <table:table-row table:style-name="ro1">
          <table:table-cell office:value-type="date" office:date-value="2016-06-25T13:00:00" table:style-name="ce3">
            <text:p>6/25/2016</text:p>
          </table:table-cell>
          <table:table-cell office:value-type="float" office:value="177" table:style-name="ce1">
            <text:p>177</text:p>
          </table:table-cell>
          <table:table-cell office:value-type="float" office:value="88.833299999999994" table:style-name="ce1">
            <text:p>88.8333</text:p>
          </table:table-cell>
          <table:table-cell table:number-columns-repeated="16381"/>
        </table:table-row>
        <table:table-row table:style-name="ro1">
          <table:table-cell office:value-type="date" office:date-value="2016-06-25T14:00:00" table:style-name="ce3">
            <text:p>6/25/2016</text:p>
          </table:table-cell>
          <table:table-cell office:value-type="float" office:value="172.16669999999999" table:style-name="ce1">
            <text:p>172.1667</text:p>
          </table:table-cell>
          <table:table-cell office:value-type="float" office:value="89.5" table:style-name="ce1">
            <text:p>89.5</text:p>
          </table:table-cell>
          <table:table-cell table:number-columns-repeated="16381"/>
        </table:table-row>
        <table:table-row table:style-name="ro1">
          <table:table-cell office:value-type="date" office:date-value="2016-06-25T15:00:00" table:style-name="ce3">
            <text:p>6/25/2016</text:p>
          </table:table-cell>
          <table:table-cell office:value-type="float" office:value="179" table:style-name="ce1">
            <text:p>179</text:p>
          </table:table-cell>
          <table:table-cell office:value-type="float" office:value="88.333299999999994" table:style-name="ce1">
            <text:p>88.3333</text:p>
          </table:table-cell>
          <table:table-cell table:number-columns-repeated="16381"/>
        </table:table-row>
        <table:table-row table:style-name="ro1">
          <table:table-cell office:value-type="date" office:date-value="2016-06-26T10:00:00" table:style-name="ce3">
            <text:p>6/26/2016</text:p>
          </table:table-cell>
          <table:table-cell office:value-type="float" office:value="191.33330000000001" table:style-name="ce1">
            <text:p>191.3333</text:p>
          </table:table-cell>
          <table:table-cell office:value-type="float" office:value="64.166700000000006" table:style-name="ce1">
            <text:p>64.1667</text:p>
          </table:table-cell>
          <table:table-cell table:number-columns-repeated="16381"/>
        </table:table-row>
        <table:table-row table:style-name="ro1">
          <table:table-cell office:value-type="date" office:date-value="2016-06-26T11:00:00" table:style-name="ce3">
            <text:p>6/26/2016</text:p>
          </table:table-cell>
          <table:table-cell office:value-type="float" office:value="192.16669999999999" table:style-name="ce1">
            <text:p>192.166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date" office:date-value="2016-06-26T12:00:00" table:style-name="ce3">
            <text:p>6/26/2016</text:p>
          </table:table-cell>
          <table:table-cell office:value-type="float" office:value="190" table:style-name="ce1">
            <text:p>190</text:p>
          </table:table-cell>
          <table:table-cell office:value-type="float" office:value="82.333299999999994" table:style-name="ce1">
            <text:p>82.3333</text:p>
          </table:table-cell>
          <table:table-cell table:number-columns-repeated="16381"/>
        </table:table-row>
        <table:table-row table:style-name="ro1">
          <table:table-cell office:value-type="date" office:date-value="2016-06-26T13:00:00" table:style-name="ce3">
            <text:p>6/26/2016</text:p>
          </table:table-cell>
          <table:table-cell office:value-type="float" office:value="192" table:style-name="ce1">
            <text:p>192</text:p>
          </table:table-cell>
          <table:table-cell office:value-type="float" office:value="87.666700000000006" table:style-name="ce1">
            <text:p>87.6667</text:p>
          </table:table-cell>
          <table:table-cell table:number-columns-repeated="16381"/>
        </table:table-row>
        <table:table-row table:style-name="ro1">
          <table:table-cell office:value-type="date" office:date-value="2016-06-27T11:00:00" table:style-name="ce3">
            <text:p>6/27/2016</text:p>
          </table:table-cell>
          <table:table-cell office:value-type="float" office:value="72.5" table:style-name="ce1">
            <text:p>72.5</text:p>
          </table:table-cell>
          <table:table-cell office:value-type="float" office:value="35.5" table:style-name="ce1">
            <text:p>35.5</text:p>
          </table:table-cell>
          <table:table-cell table:number-columns-repeated="16381"/>
        </table:table-row>
        <table:table-row table:style-name="ro1">
          <table:table-cell office:value-type="date" office:date-value="2016-06-27T13:00:00" table:style-name="ce3">
            <text:p>6/27/2016</text:p>
          </table:table-cell>
          <table:table-cell office:value-type="float" office:value="21" table:style-name="ce1">
            <text:p>21</text:p>
          </table:table-cell>
          <table:table-cell office:value-type="float" office:value="90.833299999999994" table:style-name="ce1">
            <text:p>90.8333</text:p>
          </table:table-cell>
          <table:table-cell table:number-columns-repeated="16381"/>
        </table:table-row>
        <table:table-row table:style-name="ro1">
          <table:table-cell office:value-type="date" office:date-value="2016-06-27T14:00:00" table:style-name="ce3">
            <text:p>6/27/2016</text:p>
          </table:table-cell>
          <table:table-cell office:value-type="float" office:value="25.833300000000001" table:style-name="ce1">
            <text:p>25.8333</text:p>
          </table:table-cell>
          <table:table-cell office:value-type="float" office:value="101.33329999999999" table:style-name="ce1">
            <text:p>101.3333</text:p>
          </table:table-cell>
          <table:table-cell table:number-columns-repeated="16381"/>
        </table:table-row>
        <table:table-row table:style-name="ro1">
          <table:table-cell office:value-type="date" office:date-value="2016-06-27T15:00:00" table:style-name="ce3">
            <text:p>6/27/2016</text:p>
          </table:table-cell>
          <table:table-cell office:value-type="float" office:value="132.5" table:style-name="ce1">
            <text:p>132.5</text:p>
          </table:table-cell>
          <table:table-cell office:value-type="float" office:value="111.33329999999999" table:style-name="ce1">
            <text:p>111.3333</text:p>
          </table:table-cell>
          <table:table-cell table:number-columns-repeated="16381"/>
        </table:table-row>
        <table:table-row table:style-name="ro1">
          <table:table-cell office:value-type="date" office:date-value="2016-06-28T16:00:00" table:style-name="ce3">
            <text:p>6/28/2016</text:p>
          </table:table-cell>
          <table:table-cell office:value-type="float" office:value="42" table:style-name="ce1">
            <text:p>42</text:p>
          </table:table-cell>
          <table:table-cell office:value-type="float" office:value="108.5" table:style-name="ce1">
            <text:p>108.5</text:p>
          </table:table-cell>
          <table:table-cell table:number-columns-repeated="16381"/>
        </table:table-row>
        <table:table-row table:style-name="ro1">
          <table:table-cell office:value-type="date" office:date-value="2016-06-29T12:00:00" table:style-name="ce3">
            <text:p>6/29/2016</text:p>
          </table:table-cell>
          <table:table-cell office:value-type="float" office:value="230.5" table:style-name="ce1">
            <text:p>230.5</text:p>
          </table:table-cell>
          <table:table-cell office:value-type="float" office:value="95.833299999999994" table:style-name="ce1">
            <text:p>95.8333</text:p>
          </table:table-cell>
          <table:table-cell table:number-columns-repeated="16381"/>
        </table:table-row>
        <table:table-row table:style-name="ro1">
          <table:table-cell office:value-type="date" office:date-value="2016-06-29T13:00:00" table:style-name="ce3">
            <text:p>6/29/2016</text:p>
          </table:table-cell>
          <table:table-cell office:value-type="float" office:value="220.83330000000001" table:style-name="ce1">
            <text:p>220.8333</text:p>
          </table:table-cell>
          <table:table-cell office:value-type="float" office:value="99.333299999999994" table:style-name="ce1">
            <text:p>99.3333</text:p>
          </table:table-cell>
          <table:table-cell table:number-columns-repeated="16381"/>
        </table:table-row>
        <table:table-row table:style-name="ro1">
          <table:table-cell office:value-type="date" office:date-value="2016-06-29T14:00:00" table:style-name="ce3">
            <text:p>6/29/2016</text:p>
          </table:table-cell>
          <table:table-cell office:value-type="float" office:value="183" table:style-name="ce1">
            <text:p>183</text:p>
          </table:table-cell>
          <table:table-cell office:value-type="float" office:value="97.166700000000006" table:style-name="ce1">
            <text:p>97.1667</text:p>
          </table:table-cell>
          <table:table-cell table:number-columns-repeated="16381"/>
        </table:table-row>
        <table:table-row table:style-name="ro1">
          <table:table-cell office:value-type="date" office:date-value="2016-06-29T15:00:00" table:style-name="ce3">
            <text:p>6/29/2016</text:p>
          </table:table-cell>
          <table:table-cell office:value-type="float" office:value="180.33330000000001" table:style-name="ce1">
            <text:p>180.3333</text:p>
          </table:table-cell>
          <table:table-cell office:value-type="float" office:value="98.5" table:style-name="ce1">
            <text:p>98.5</text:p>
          </table:table-cell>
          <table:table-cell table:number-columns-repeated="16381"/>
        </table:table-row>
        <table:table-row table:style-name="ro1">
          <table:table-cell office:value-type="date" office:date-value="2016-06-30T08:00:00" table:style-name="ce3">
            <text:p>6/30/2016</text:p>
          </table:table-cell>
          <table:table-cell office:value-type="float" office:value="191.83330000000001" table:style-name="ce1">
            <text:p>191.8333</text:p>
          </table:table-cell>
          <table:table-cell office:value-type="float" office:value="62.666699999999999" table:style-name="ce1">
            <text:p>62.6667</text:p>
          </table:table-cell>
          <table:table-cell table:number-columns-repeated="16381"/>
        </table:table-row>
        <table:table-row table:style-name="ro1">
          <table:table-cell office:value-type="date" office:date-value="2016-06-30T09:00:00" table:style-name="ce3">
            <text:p>6/30/2016</text:p>
          </table:table-cell>
          <table:table-cell office:value-type="float" office:value="183.83330000000001" table:style-name="ce1">
            <text:p>183.833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date" office:date-value="2016-06-30T14:00:00" table:style-name="ce3">
            <text:p>6/30/2016</text:p>
          </table:table-cell>
          <table:table-cell office:value-type="float" office:value="184.5" table:style-name="ce1">
            <text:p>184.5</text:p>
          </table:table-cell>
          <table:table-cell office:value-type="float" office:value="89.5" table:style-name="ce1">
            <text:p>89.5</text:p>
          </table:table-cell>
          <table:table-cell table:number-columns-repeated="16381"/>
        </table:table-row>
        <table:table-row table:style-name="ro1">
          <table:table-cell office:value-type="date" office:date-value="2016-06-30T15:00:00" table:style-name="ce3">
            <text:p>6/30/2016</text:p>
          </table:table-cell>
          <table:table-cell office:value-type="float" office:value="182" table:style-name="ce1">
            <text:p>182</text:p>
          </table:table-cell>
          <table:table-cell office:value-type="float" office:value="85.833299999999994" table:style-name="ce1">
            <text:p>85.8333</text:p>
          </table:table-cell>
          <table:table-cell table:number-columns-repeated="16381"/>
        </table:table-row>
        <table:table-row table:style-name="ro1">
          <table:table-cell office:value-type="date" office:date-value="2016-06-30T16:00:00" table:style-name="ce3">
            <text:p>6/30/2016</text:p>
          </table:table-cell>
          <table:table-cell office:value-type="float" office:value="178.5" table:style-name="ce1">
            <text:p>178.5</text:p>
          </table:table-cell>
          <table:table-cell office:value-type="float" office:value="87.5" table:style-name="ce1">
            <text:p>87.5</text:p>
          </table:table-cell>
          <table:table-cell table:number-columns-repeated="16381"/>
        </table:table-row>
        <table:table-row table:style-name="ro1">
          <table:table-cell office:value-type="date" office:date-value="2016-07-23T09:00:00" table:style-name="ce3">
            <text:p>7/23/2016</text:p>
          </table:table-cell>
          <table:table-cell office:value-type="float" office:value="209.16669999999999" table:style-name="ce1">
            <text:p>209.166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date" office:date-value="2016-07-23T10:00:00" table:style-name="ce3">
            <text:p>7/23/2016</text:p>
          </table:table-cell>
          <table:table-cell office:value-type="float" office:value="202.33330000000001" table:style-name="ce1">
            <text:p>202.3333</text:p>
          </table:table-cell>
          <table:table-cell office:value-type="float" office:value="51.5" table:style-name="ce1">
            <text:p>51.5</text:p>
          </table:table-cell>
          <table:table-cell table:number-columns-repeated="16381"/>
        </table:table-row>
        <table:table-row table:style-name="ro1">
          <table:table-cell office:value-type="date" office:date-value="2016-07-23T11:00:00" table:style-name="ce3">
            <text:p>7/23/2016</text:p>
          </table:table-cell>
          <table:table-cell office:value-type="float" office:value="190.33330000000001" table:style-name="ce1">
            <text:p>190.333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date" office:date-value="2016-07-23T12:00:00" table:style-name="ce3">
            <text:p>7/23/2016</text:p>
          </table:table-cell>
          <table:table-cell office:value-type="float" office:value="194.33330000000001" table:style-name="ce1">
            <text:p>194.33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date" office:date-value="2016-07-23T13:00:00" table:style-name="ce3">
            <text:p>7/23/2016</text:p>
          </table:table-cell>
          <table:table-cell office:value-type="float" office:value="179.5" table:style-name="ce1">
            <text:p>179.5</text:p>
          </table:table-cell>
          <table:table-cell office:value-type="float" office:value="82.333299999999994" table:style-name="ce1">
            <text:p>82.3333</text:p>
          </table:table-cell>
          <table:table-cell table:number-columns-repeated="16381"/>
        </table:table-row>
        <table:table-row table:style-name="ro1">
          <table:table-cell office:value-type="date" office:date-value="2016-07-23T14:00:00" table:style-name="ce3">
            <text:p>7/23/2016</text:p>
          </table:table-cell>
          <table:table-cell office:value-type="float" office:value="205.5" table:style-name="ce1">
            <text:p>205.5</text:p>
          </table:table-cell>
          <table:table-cell office:value-type="float" office:value="88.166700000000006" table:style-name="ce1">
            <text:p>88.1667</text:p>
          </table:table-cell>
          <table:table-cell table:number-columns-repeated="16381"/>
        </table:table-row>
        <table:table-row table:style-name="ro1">
          <table:table-cell office:value-type="date" office:date-value="2016-07-24T13:00:00" table:style-name="ce3">
            <text:p>7/24/2016</text:p>
          </table:table-cell>
          <table:table-cell office:value-type="float" office:value="128.83330000000001" table:style-name="ce1">
            <text:p>128.8333</text:p>
          </table:table-cell>
          <table:table-cell office:value-type="float" office:value="106.66670000000001" table:style-name="ce1">
            <text:p>106.6667</text:p>
          </table:table-cell>
          <table:table-cell table:number-columns-repeated="16381"/>
        </table:table-row>
        <table:table-row table:style-name="ro1">
          <table:table-cell office:value-type="date" office:date-value="2016-07-24T14:00:00" table:style-name="ce3">
            <text:p>7/24/2016</text:p>
          </table:table-cell>
          <table:table-cell office:value-type="float" office:value="157" table:style-name="ce1">
            <text:p>157</text:p>
          </table:table-cell>
          <table:table-cell office:value-type="float" office:value="121.33329999999999" table:style-name="ce1">
            <text:p>121.3333</text:p>
          </table:table-cell>
          <table:table-cell table:number-columns-repeated="16381"/>
        </table:table-row>
        <table:table-row table:style-name="ro1">
          <table:table-cell office:value-type="date" office:date-value="2016-07-25T14:00:00" table:style-name="ce3">
            <text:p>7/25/2016</text:p>
          </table:table-cell>
          <table:table-cell office:value-type="float" office:value="96.666700000000006" table:style-name="ce1">
            <text:p>96.6667</text:p>
          </table:table-cell>
          <table:table-cell office:value-type="float" office:value="116.83329999999999" table:style-name="ce1">
            <text:p>116.8333</text:p>
          </table:table-cell>
          <table:table-cell table:number-columns-repeated="16381"/>
        </table:table-row>
        <table:table-row table:style-name="ro1">
          <table:table-cell office:value-type="date" office:date-value="2016-07-25T15:00:00" table:style-name="ce3">
            <text:p>7/25/2016</text:p>
          </table:table-cell>
          <table:table-cell office:value-type="float" office:value="140.83330000000001" table:style-name="ce1">
            <text:p>140.8333</text:p>
          </table:table-cell>
          <table:table-cell office:value-type="float" office:value="133.16669999999999" table:style-name="ce1">
            <text:p>133.1667</text:p>
          </table:table-cell>
          <table:table-cell table:number-columns-repeated="16381"/>
        </table:table-row>
        <table:table-row table:style-name="ro1">
          <table:table-cell office:value-type="date" office:date-value="2016-07-26T11:00:00" table:style-name="ce3">
            <text:p>7/26/2016</text:p>
          </table:table-cell>
          <table:table-cell office:value-type="float" office:value="35.833300000000001" table:style-name="ce1">
            <text:p>35.8333</text:p>
          </table:table-cell>
          <table:table-cell office:value-type="float" office:value="47.333300000000001" table:style-name="ce1">
            <text:p>47.3333</text:p>
          </table:table-cell>
          <table:table-cell table:number-columns-repeated="16381"/>
        </table:table-row>
        <table:table-row table:style-name="ro1">
          <table:table-cell office:value-type="date" office:date-value="2016-07-26T12:00:00" table:style-name="ce3">
            <text:p>7/26/2016</text:p>
          </table:table-cell>
          <table:table-cell office:value-type="float" office:value="261.16669999999999" table:style-name="ce1">
            <text:p>261.1667</text:p>
          </table:table-cell>
          <table:table-cell office:value-type="float" office:value="84.666700000000006" table:style-name="ce1">
            <text:p>84.6667</text:p>
          </table:table-cell>
          <table:table-cell table:number-columns-repeated="16381"/>
        </table:table-row>
        <table:table-row table:style-name="ro1">
          <table:table-cell office:value-type="date" office:date-value="2016-07-26T13:00:00" table:style-name="ce3">
            <text:p>7/26/2016</text:p>
          </table:table-cell>
          <table:table-cell office:value-type="float" office:value="86.333299999999994" table:style-name="ce1">
            <text:p>86.3333</text:p>
          </table:table-cell>
          <table:table-cell office:value-type="float" office:value="111.33329999999999" table:style-name="ce1">
            <text:p>111.3333</text:p>
          </table:table-cell>
          <table:table-cell table:number-columns-repeated="16381"/>
        </table:table-row>
        <table:table-row table:style-name="ro1">
          <table:table-cell office:value-type="date" office:date-value="2016-07-26T14:00:00" table:style-name="ce3">
            <text:p>7/26/2016</text:p>
          </table:table-cell>
          <table:table-cell office:value-type="float" office:value="129" table:style-name="ce1">
            <text:p>129</text:p>
          </table:table-cell>
          <table:table-cell office:value-type="float" office:value="129.33330000000001" table:style-name="ce1">
            <text:p>129.3333</text:p>
          </table:table-cell>
          <table:table-cell table:number-columns-repeated="16381"/>
        </table:table-row>
        <table:table-row table:style-name="ro1">
          <table:table-cell office:value-type="date" office:date-value="2016-07-26T15:00:00" table:style-name="ce3">
            <text:p>7/26/2016</text:p>
          </table:table-cell>
          <table:table-cell office:value-type="float" office:value="184.33330000000001" table:style-name="ce1">
            <text:p>184.3333</text:p>
          </table:table-cell>
          <table:table-cell office:value-type="float" office:value="152.83330000000001" table:style-name="ce1">
            <text:p>152.8333</text:p>
          </table:table-cell>
          <table:table-cell table:number-columns-repeated="16381"/>
        </table:table-row>
        <table:table-row table:style-name="ro1">
          <table:table-cell office:value-type="date" office:date-value="2016-07-27T10:00:00" table:style-name="ce3">
            <text:p>7/27/2016</text:p>
          </table:table-cell>
          <table:table-cell office:value-type="float" office:value="186" table:style-name="ce1">
            <text:p>186</text:p>
          </table:table-cell>
          <table:table-cell office:value-type="float" office:value="45.833300000000001" table:style-name="ce1">
            <text:p>45.8333</text:p>
          </table:table-cell>
          <table:table-cell table:number-columns-repeated="16381"/>
        </table:table-row>
        <table:table-row table:style-name="ro1">
          <table:table-cell office:value-type="date" office:date-value="2016-07-27T11:00:00" table:style-name="ce3">
            <text:p>7/27/2016</text:p>
          </table:table-cell>
          <table:table-cell office:value-type="float" office:value="195.33330000000001" table:style-name="ce1">
            <text:p>195.3333</text:p>
          </table:table-cell>
          <table:table-cell office:value-type="float" office:value="52.5" table:style-name="ce1">
            <text:p>52.5</text:p>
          </table:table-cell>
          <table:table-cell table:number-columns-repeated="16381"/>
        </table:table-row>
        <table:table-row table:style-name="ro1">
          <table:table-cell office:value-type="date" office:date-value="2016-07-27T12:00:00" table:style-name="ce3">
            <text:p>7/27/2016</text:p>
          </table:table-cell>
          <table:table-cell office:value-type="float" office:value="191.83330000000001" table:style-name="ce1">
            <text:p>191.833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date" office:date-value="2016-07-27T13:00:00" table:style-name="ce3">
            <text:p>7/27/2016</text:p>
          </table:table-cell>
          <table:table-cell office:value-type="float" office:value="182.5" table:style-name="ce1">
            <text:p>182.5</text:p>
          </table:table-cell>
          <table:table-cell office:value-type="float" office:value="83.166700000000006" table:style-name="ce1">
            <text:p>83.1667</text:p>
          </table:table-cell>
          <table:table-cell table:number-columns-repeated="16381"/>
        </table:table-row>
        <table:table-row table:style-name="ro1">
          <table:table-cell office:value-type="date" office:date-value="2016-07-27T14:00:00" table:style-name="ce3">
            <text:p>7/27/2016</text:p>
          </table:table-cell>
          <table:table-cell office:value-type="float" office:value="190.83330000000001" table:style-name="ce1">
            <text:p>190.8333</text:p>
          </table:table-cell>
          <table:table-cell office:value-type="float" office:value="92.5" table:style-name="ce1">
            <text:p>92.5</text:p>
          </table:table-cell>
          <table:table-cell table:number-columns-repeated="16381"/>
        </table:table-row>
        <table:table-row table:style-name="ro1">
          <table:table-cell office:value-type="date" office:date-value="2016-07-27T15:00:00" table:style-name="ce3">
            <text:p>7/27/2016</text:p>
          </table:table-cell>
          <table:table-cell office:value-type="float" office:value="200.5" table:style-name="ce1">
            <text:p>200.5</text:p>
          </table:table-cell>
          <table:table-cell office:value-type="float" office:value="95.833299999999994" table:style-name="ce1">
            <text:p>95.8333</text:p>
          </table:table-cell>
          <table:table-cell table:number-columns-repeated="16381"/>
        </table:table-row>
        <table:table-row table:style-name="ro1">
          <table:table-cell office:value-type="date" office:date-value="2016-07-27T16:00:00" table:style-name="ce3">
            <text:p>7/27/2016</text:p>
          </table:table-cell>
          <table:table-cell office:value-type="float" office:value="209.5" table:style-name="ce1">
            <text:p>209.5</text:p>
          </table:table-cell>
          <table:table-cell office:value-type="float" office:value="99.833299999999994" table:style-name="ce1">
            <text:p>99.8333</text:p>
          </table:table-cell>
          <table:table-cell table:number-columns-repeated="16381"/>
        </table:table-row>
        <table:table-row table:style-name="ro1">
          <table:table-cell office:value-type="date" office:date-value="2016-07-28T11:00:00" table:style-name="ce3">
            <text:p>7/28/2016</text:p>
          </table:table-cell>
          <table:table-cell office:value-type="float" office:value="240.33330000000001" table:style-name="ce1">
            <text:p>240.3333</text:p>
          </table:table-cell>
          <table:table-cell office:value-type="float" office:value="71.333299999999994" table:style-name="ce1">
            <text:p>71.3333</text:p>
          </table:table-cell>
          <table:table-cell table:number-columns-repeated="16381"/>
        </table:table-row>
        <table:table-row table:style-name="ro1">
          <table:table-cell office:value-type="date" office:date-value="2016-07-28T12:00:00" table:style-name="ce3">
            <text:p>7/28/2016</text:p>
          </table:table-cell>
          <table:table-cell office:value-type="float" office:value="183" table:style-name="ce1">
            <text:p>183</text:p>
          </table:table-cell>
          <table:table-cell office:value-type="float" office:value="75.833299999999994" table:style-name="ce1">
            <text:p>75.8333</text:p>
          </table:table-cell>
          <table:table-cell table:number-columns-repeated="16381"/>
        </table:table-row>
        <table:table-row table:style-name="ro1">
          <table:table-cell office:value-type="date" office:date-value="2016-07-28T13:00:00" table:style-name="ce3">
            <text:p>7/28/2016</text:p>
          </table:table-cell>
          <table:table-cell office:value-type="float" office:value="158" table:style-name="ce1">
            <text:p>158</text:p>
          </table:table-cell>
          <table:table-cell office:value-type="float" office:value="83.833299999999994" table:style-name="ce1">
            <text:p>83.8333</text:p>
          </table:table-cell>
          <table:table-cell table:number-columns-repeated="16381"/>
        </table:table-row>
        <table:table-row table:style-name="ro1">
          <table:table-cell office:value-type="date" office:date-value="2016-07-28T14:00:00" table:style-name="ce3">
            <text:p>7/28/2016</text:p>
          </table:table-cell>
          <table:table-cell office:value-type="float" office:value="183.16669999999999" table:style-name="ce1">
            <text:p>183.1667</text:p>
          </table:table-cell>
          <table:table-cell office:value-type="float" office:value="94.666700000000006" table:style-name="ce1">
            <text:p>94.6667</text:p>
          </table:table-cell>
          <table:table-cell table:number-columns-repeated="16381"/>
        </table:table-row>
        <table:table-row table:style-name="ro1">
          <table:table-cell office:value-type="date" office:date-value="2016-07-29T12:00:00" table:style-name="ce3">
            <text:p>7/29/2016</text:p>
          </table:table-cell>
          <table:table-cell office:value-type="float" office:value="247.83330000000001" table:style-name="ce1">
            <text:p>247.8333</text:p>
          </table:table-cell>
          <table:table-cell office:value-type="float" office:value="102.33329999999999" table:style-name="ce1">
            <text:p>102.3333</text:p>
          </table:table-cell>
          <table:table-cell table:number-columns-repeated="16381"/>
        </table:table-row>
        <table:table-row table:style-name="ro1">
          <table:table-cell office:value-type="date" office:date-value="2016-07-29T13:00:00" table:style-name="ce3">
            <text:p>7/29/2016</text:p>
          </table:table-cell>
          <table:table-cell office:value-type="float" office:value="126" table:style-name="ce1">
            <text:p>126</text:p>
          </table:table-cell>
          <table:table-cell office:value-type="float" office:value="113.66670000000001" table:style-name="ce1">
            <text:p>113.6667</text:p>
          </table:table-cell>
          <table:table-cell table:number-columns-repeated="16381"/>
        </table:table-row>
        <table:table-row table:style-name="ro1">
          <table:table-cell office:value-type="date" office:date-value="2016-07-29T14:00:00" table:style-name="ce3">
            <text:p>7/29/2016</text:p>
          </table:table-cell>
          <table:table-cell office:value-type="float" office:value="186.66669999999999" table:style-name="ce1">
            <text:p>186.6667</text:p>
          </table:table-cell>
          <table:table-cell office:value-type="float" office:value="118.5" table:style-name="ce1">
            <text:p>118.5</text:p>
          </table:table-cell>
          <table:table-cell table:number-columns-repeated="16381"/>
        </table:table-row>
        <table:table-row table:style-name="ro1">
          <table:table-cell office:value-type="date" office:date-value="2016-07-29T15:00:00" table:style-name="ce3">
            <text:p>7/29/2016</text:p>
          </table:table-cell>
          <table:table-cell office:value-type="float" office:value="179" table:style-name="ce1">
            <text:p>179</text:p>
          </table:table-cell>
          <table:table-cell office:value-type="float" office:value="111.66670000000001" table:style-name="ce1">
            <text:p>111.6667</text:p>
          </table:table-cell>
          <table:table-cell table:number-columns-repeated="16381"/>
        </table:table-row>
        <table:table-row table:style-name="ro1">
          <table:table-cell office:value-type="date" office:date-value="2016-07-30T15:00:00" table:style-name="ce3">
            <text:p>7/30/2016</text:p>
          </table:table-cell>
          <table:table-cell office:value-type="float" office:value="181.83330000000001" table:style-name="ce1">
            <text:p>181.833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date" office:date-value="2016-07-30T16:00:00" table:style-name="ce3">
            <text:p>7/30/2016</text:p>
          </table:table-cell>
          <table:table-cell office:value-type="float" office:value="158.5" table:style-name="ce1">
            <text:p>158.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date" office:date-value="2016-07-30T17:00:00" table:style-name="ce3">
            <text:p>7/30/2016</text:p>
          </table:table-cell>
          <table:table-cell office:value-type="float" office:value="182.83330000000001" table:style-name="ce1">
            <text:p>182.8333</text:p>
          </table:table-cell>
          <table:table-cell office:value-type="float" office:value="75.166700000000006" table:style-name="ce1">
            <text:p>75.1667</text:p>
          </table:table-cell>
          <table:table-cell table:number-columns-repeated="16381"/>
        </table:table-row>
        <table:table-row table:style-name="ro1">
          <table:table-cell office:value-type="date" office:date-value="2016-07-30T18:00:00" table:style-name="ce3">
            <text:p>7/30/2016</text:p>
          </table:table-cell>
          <table:table-cell office:value-type="float" office:value="195.33330000000001" table:style-name="ce1">
            <text:p>195.3333</text:p>
          </table:table-cell>
          <table:table-cell office:value-type="float" office:value="78.5" table:style-name="ce1">
            <text:p>78.5</text:p>
          </table:table-cell>
          <table:table-cell table:number-columns-repeated="16381"/>
        </table:table-row>
        <table:table-row table:style-name="ro1">
          <table:table-cell office:value-type="date" office:date-value="2016-07-30T19:00:00" table:style-name="ce3">
            <text:p>7/30/2016</text:p>
          </table:table-cell>
          <table:table-cell office:value-type="float" office:value="196.66669999999999" table:style-name="ce1">
            <text:p>196.6667</text:p>
          </table:table-cell>
          <table:table-cell office:value-type="float" office:value="76.333299999999994" table:style-name="ce1">
            <text:p>76.3333</text:p>
          </table:table-cell>
          <table:table-cell table:number-columns-repeated="16381"/>
        </table:table-row>
        <table:table-row table:style-name="ro1">
          <table:table-cell office:value-type="date" office:date-value="2016-07-31T13:00:00" table:style-name="ce3">
            <text:p>7/31/2016</text:p>
          </table:table-cell>
          <table:table-cell office:value-type="float" office:value="143.16669999999999" table:style-name="ce1">
            <text:p>143.1667</text:p>
          </table:table-cell>
          <table:table-cell office:value-type="float" office:value="92.5" table:style-name="ce1">
            <text:p>92.5</text:p>
          </table:table-cell>
          <table:table-cell table:number-columns-repeated="16381"/>
        </table:table-row>
        <table:table-row table:style-name="ro1">
          <table:table-cell office:value-type="date" office:date-value="2016-07-31T14:00:00" table:style-name="ce3">
            <text:p>7/31/2016</text:p>
          </table:table-cell>
          <table:table-cell office:value-type="float" office:value="236.66669999999999" table:style-name="ce1">
            <text:p>236.6667</text:p>
          </table:table-cell>
          <table:table-cell office:value-type="float" office:value="116.16670000000001" table:style-name="ce1">
            <text:p>116.1667</text:p>
          </table:table-cell>
          <table:table-cell table:number-columns-repeated="16381"/>
        </table:table-row>
        <table:table-row table:style-name="ro1">
          <table:table-cell office:value-type="date" office:date-value="2016-08-01T09:00:00" table:style-name="ce3">
            <text:p>8/1/2016</text:p>
          </table:table-cell>
          <table:table-cell office:value-type="float" office:value="139" table:style-name="ce1">
            <text:p>139</text:p>
          </table:table-cell>
          <table:table-cell office:value-type="float" office:value="20.833300000000001" table:style-name="ce1">
            <text:p>20.8333</text:p>
          </table:table-cell>
          <table:table-cell table:number-columns-repeated="16381"/>
        </table:table-row>
        <table:table-row table:style-name="ro1">
          <table:table-cell office:value-type="date" office:date-value="2016-08-01T10:00:00" table:style-name="ce3">
            <text:p>8/1/2016</text:p>
          </table:table-cell>
          <table:table-cell office:value-type="float" office:value="15.666700000000001" table:style-name="ce1">
            <text:p>15.6667</text:p>
          </table:table-cell>
          <table:table-cell office:value-type="float" office:value="33.666699999999999" table:style-name="ce1">
            <text:p>33.6667</text:p>
          </table:table-cell>
          <table:table-cell table:number-columns-repeated="16381"/>
        </table:table-row>
        <table:table-row table:style-name="ro1">
          <table:table-cell office:value-type="date" office:date-value="2016-08-01T11:00:00" table:style-name="ce3">
            <text:p>8/1/2016</text:p>
          </table:table-cell>
          <table:table-cell office:value-type="float" office:value="74.333299999999994" table:style-name="ce1">
            <text:p>74.3333</text:p>
          </table:table-cell>
          <table:table-cell office:value-type="float" office:value="61.5" table:style-name="ce1">
            <text:p>61.5</text:p>
          </table:table-cell>
          <table:table-cell table:number-columns-repeated="16381"/>
        </table:table-row>
        <table:table-row table:style-name="ro1">
          <table:table-cell office:value-type="date" office:date-value="2016-08-01T12:00:00" table:style-name="ce3">
            <text:p>8/1/2016</text:p>
          </table:table-cell>
          <table:table-cell office:value-type="float" office:value="188.5" table:style-name="ce1">
            <text:p>188.5</text:p>
          </table:table-cell>
          <table:table-cell office:value-type="float" office:value="79.5" table:style-name="ce1">
            <text:p>79.5</text:p>
          </table:table-cell>
          <table:table-cell table:number-columns-repeated="16381"/>
        </table:table-row>
        <table:table-row table:style-name="ro1">
          <table:table-cell office:value-type="date" office:date-value="2016-08-01T13:00:00" table:style-name="ce3">
            <text:p>8/1/2016</text:p>
          </table:table-cell>
          <table:table-cell office:value-type="float" office:value="117.33329999999999" table:style-name="ce1">
            <text:p>117.3333</text:p>
          </table:table-cell>
          <table:table-cell office:value-type="float" office:value="95.166700000000006" table:style-name="ce1">
            <text:p>95.1667</text:p>
          </table:table-cell>
          <table:table-cell table:number-columns-repeated="16381"/>
        </table:table-row>
        <table:table-row table:style-name="ro1">
          <table:table-cell office:value-type="date" office:date-value="2016-08-01T14:00:00" table:style-name="ce3">
            <text:p>8/1/2016</text:p>
          </table:table-cell>
          <table:table-cell office:value-type="float" office:value="131.16669999999999" table:style-name="ce1">
            <text:p>131.1667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date" office:date-value="2016-08-02T10:00:00" table:style-name="ce3">
            <text:p>8/2/2016</text:p>
          </table:table-cell>
          <table:table-cell office:value-type="float" office:value="12.333299999999999" table:style-name="ce1">
            <text:p>12.3333</text:p>
          </table:table-cell>
          <table:table-cell office:value-type="float" office:value="44.666699999999999" table:style-name="ce1">
            <text:p>44.6667</text:p>
          </table:table-cell>
          <table:table-cell table:number-columns-repeated="16381"/>
        </table:table-row>
        <table:table-row table:style-name="ro1">
          <table:table-cell office:value-type="date" office:date-value="2016-08-02T11:00:00" table:style-name="ce3">
            <text:p>8/2/2016</text:p>
          </table:table-cell>
          <table:table-cell office:value-type="float" office:value="218.5" table:style-name="ce1">
            <text:p>218.5</text:p>
          </table:table-cell>
          <table:table-cell office:value-type="float" office:value="59.333300000000001" table:style-name="ce1">
            <text:p>59.3333</text:p>
          </table:table-cell>
          <table:table-cell table:number-columns-repeated="16381"/>
        </table:table-row>
        <table:table-row table:style-name="ro1">
          <table:table-cell office:value-type="date" office:date-value="2016-08-02T12:00:00" table:style-name="ce3">
            <text:p>8/2/2016</text:p>
          </table:table-cell>
          <table:table-cell office:value-type="float" office:value="210.83330000000001" table:style-name="ce1">
            <text:p>210.8333</text:p>
          </table:table-cell>
          <table:table-cell office:value-type="float" office:value="80.833299999999994" table:style-name="ce1">
            <text:p>80.8333</text:p>
          </table:table-cell>
          <table:table-cell table:number-columns-repeated="16381"/>
        </table:table-row>
        <table:table-row table:style-name="ro1">
          <table:table-cell office:value-type="date" office:date-value="2016-08-02T13:00:00" table:style-name="ce3">
            <text:p>8/2/2016</text:p>
          </table:table-cell>
          <table:table-cell office:value-type="float" office:value="209.83330000000001" table:style-name="ce1">
            <text:p>209.8333</text:p>
          </table:table-cell>
          <table:table-cell office:value-type="float" office:value="100.83329999999999" table:style-name="ce1">
            <text:p>100.8333</text:p>
          </table:table-cell>
          <table:table-cell table:number-columns-repeated="16381"/>
        </table:table-row>
        <table:table-row table:style-name="ro1">
          <table:table-cell office:value-type="date" office:date-value="2016-08-02T14:00:00" table:style-name="ce3">
            <text:p>8/2/2016</text:p>
          </table:table-cell>
          <table:table-cell office:value-type="float" office:value="250.33330000000001" table:style-name="ce1">
            <text:p>250.3333</text:p>
          </table:table-cell>
          <table:table-cell office:value-type="float" office:value="118.33329999999999" table:style-name="ce1">
            <text:p>118.3333</text:p>
          </table:table-cell>
          <table:table-cell table:number-columns-repeated="16381"/>
        </table:table-row>
        <table:table-row table:style-name="ro1">
          <table:table-cell office:value-type="date" office:date-value="2016-08-03T10:00:00" table:style-name="ce3">
            <text:p>8/3/2016</text:p>
          </table:table-cell>
          <table:table-cell office:value-type="float" office:value="195.16669999999999" table:style-name="ce1">
            <text:p>195.1667</text:p>
          </table:table-cell>
          <table:table-cell office:value-type="float" office:value="64.166700000000006" table:style-name="ce1">
            <text:p>64.1667</text:p>
          </table:table-cell>
          <table:table-cell table:number-columns-repeated="16381"/>
        </table:table-row>
        <table:table-row table:style-name="ro1">
          <table:table-cell office:value-type="date" office:date-value="2016-08-03T11:00:00" table:style-name="ce3">
            <text:p>8/3/2016</text:p>
          </table:table-cell>
          <table:table-cell office:value-type="float" office:value="187.5" table:style-name="ce1">
            <text:p>187.5</text:p>
          </table:table-cell>
          <table:table-cell office:value-type="float" office:value="68.5" table:style-name="ce1">
            <text:p>68.5</text:p>
          </table:table-cell>
          <table:table-cell table:number-columns-repeated="16381"/>
        </table:table-row>
        <table:table-row table:style-name="ro1">
          <table:table-cell office:value-type="date" office:date-value="2016-08-03T12:00:00" table:style-name="ce3">
            <text:p>8/3/2016</text:p>
          </table:table-cell>
          <table:table-cell office:value-type="float" office:value="198.33330000000001" table:style-name="ce1">
            <text:p>198.3333</text:p>
          </table:table-cell>
          <table:table-cell office:value-type="float" office:value="73.5" table:style-name="ce1">
            <text:p>73.5</text:p>
          </table:table-cell>
          <table:table-cell table:number-columns-repeated="16381"/>
        </table:table-row>
        <table:table-row table:style-name="ro1">
          <table:table-cell office:value-type="date" office:date-value="2016-08-03T13:00:00" table:style-name="ce3">
            <text:p>8/3/2016</text:p>
          </table:table-cell>
          <table:table-cell office:value-type="float" office:value="186.83330000000001" table:style-name="ce1">
            <text:p>186.8333</text:p>
          </table:table-cell>
          <table:table-cell office:value-type="float" office:value="80.5" table:style-name="ce1">
            <text:p>80.5</text:p>
          </table:table-cell>
          <table:table-cell table:number-columns-repeated="16381"/>
        </table:table-row>
        <table:table-row table:style-name="ro1">
          <table:table-cell office:value-type="date" office:date-value="2016-08-03T14:00:00" table:style-name="ce3">
            <text:p>8/3/2016</text:p>
          </table:table-cell>
          <table:table-cell office:value-type="float" office:value="180.5" table:style-name="ce1">
            <text:p>180.5</text:p>
          </table:table-cell>
          <table:table-cell office:value-type="float" office:value="88.666700000000006" table:style-name="ce1">
            <text:p>88.6667</text:p>
          </table:table-cell>
          <table:table-cell table:number-columns-repeated="16381"/>
        </table:table-row>
        <table:table-row table:style-name="ro1">
          <table:table-cell office:value-type="date" office:date-value="2016-08-03T15:00:00" table:style-name="ce3">
            <text:p>8/3/2016</text:p>
          </table:table-cell>
          <table:table-cell office:value-type="float" office:value="164.66669999999999" table:style-name="ce1">
            <text:p>164.6667</text:p>
          </table:table-cell>
          <table:table-cell office:value-type="float" office:value="90.166700000000006" table:style-name="ce1">
            <text:p>90.1667</text:p>
          </table:table-cell>
          <table:table-cell table:number-columns-repeated="16381"/>
        </table:table-row>
        <table:table-row table:style-name="ro1">
          <table:table-cell office:value-type="date" office:date-value="2016-08-04T13:00:00" table:style-name="ce3">
            <text:p>8/4/2016</text:p>
          </table:table-cell>
          <table:table-cell office:value-type="float" office:value="178.33330000000001" table:style-name="ce1">
            <text:p>178.3333</text:p>
          </table:table-cell>
          <table:table-cell office:value-type="float" office:value="98.333299999999994" table:style-name="ce1">
            <text:p>98.3333</text:p>
          </table:table-cell>
          <table:table-cell table:number-columns-repeated="16381"/>
        </table:table-row>
        <table:table-row table:style-name="ro1">
          <table:table-cell office:value-type="date" office:date-value="2016-08-04T14:00:00" table:style-name="ce3">
            <text:p>8/4/2016</text:p>
          </table:table-cell>
          <table:table-cell office:value-type="float" office:value="159.5" table:style-name="ce1">
            <text:p>159.5</text:p>
          </table:table-cell>
          <table:table-cell office:value-type="float" office:value="128.66669999999999" table:style-name="ce1">
            <text:p>128.6667</text:p>
          </table:table-cell>
          <table:table-cell table:number-columns-repeated="16381"/>
        </table:table-row>
        <table:table-row table:style-name="ro1">
          <table:table-cell office:value-type="date" office:date-value="2016-08-04T15:00:00" table:style-name="ce3">
            <text:p>8/4/2016</text:p>
          </table:table-cell>
          <table:table-cell office:value-type="float" office:value="178.33330000000001" table:style-name="ce1">
            <text:p>178.3333</text:p>
          </table:table-cell>
          <table:table-cell office:value-type="float" office:value="138.5" table:style-name="ce1">
            <text:p>138.5</text:p>
          </table:table-cell>
          <table:table-cell table:number-columns-repeated="16381"/>
        </table:table-row>
        <table:table-row table:style-name="ro1">
          <table:table-cell office:value-type="date" office:date-value="2016-08-04T16:00:00" table:style-name="ce3">
            <text:p>8/4/2016</text:p>
          </table:table-cell>
          <table:table-cell office:value-type="float" office:value="158.66669999999999" table:style-name="ce1">
            <text:p>158.6667</text:p>
          </table:table-cell>
          <table:table-cell office:value-type="float" office:value="139.16669999999999" table:style-name="ce1">
            <text:p>139.1667</text:p>
          </table:table-cell>
          <table:table-cell table:number-columns-repeated="16381"/>
        </table:table-row>
        <table:table-row table:style-name="ro1">
          <table:table-cell office:value-type="date" office:date-value="2016-08-05T10:00:00" table:style-name="ce3">
            <text:p>8/5/2016</text:p>
          </table:table-cell>
          <table:table-cell office:value-type="float" office:value="123.33329999999999" table:style-name="ce1">
            <text:p>123.3333</text:p>
          </table:table-cell>
          <table:table-cell office:value-type="float" office:value="56.833300000000001" table:style-name="ce1">
            <text:p>56.8333</text:p>
          </table:table-cell>
          <table:table-cell table:number-columns-repeated="16381"/>
        </table:table-row>
        <table:table-row table:style-name="ro1">
          <table:table-cell office:value-type="date" office:date-value="2016-08-05T11:00:00" table:style-name="ce3">
            <text:p>8/5/2016</text:p>
          </table:table-cell>
          <table:table-cell office:value-type="float" office:value="88.166700000000006" table:style-name="ce1">
            <text:p>88.1667</text:p>
          </table:table-cell>
          <table:table-cell office:value-type="float" office:value="64.5" table:style-name="ce1">
            <text:p>64.5</text:p>
          </table:table-cell>
          <table:table-cell table:number-columns-repeated="16381"/>
        </table:table-row>
        <table:table-row table:style-name="ro1">
          <table:table-cell office:value-type="date" office:date-value="2016-08-05T12:00:00" table:style-name="ce3">
            <text:p>8/5/2016</text:p>
          </table:table-cell>
          <table:table-cell office:value-type="float" office:value="178.16669999999999" table:style-name="ce1">
            <text:p>178.1667</text:p>
          </table:table-cell>
          <table:table-cell office:value-type="float" office:value="75.166700000000006" table:style-name="ce1">
            <text:p>75.1667</text:p>
          </table:table-cell>
          <table:table-cell table:number-columns-repeated="16381"/>
        </table:table-row>
        <table:table-row table:style-name="ro1">
          <table:table-cell office:value-type="date" office:date-value="2016-08-05T13:00:00" table:style-name="ce3">
            <text:p>8/5/2016</text:p>
          </table:table-cell>
          <table:table-cell office:value-type="float" office:value="204" table:style-name="ce1">
            <text:p>204</text:p>
          </table:table-cell>
          <table:table-cell office:value-type="float" office:value="82.833299999999994" table:style-name="ce1">
            <text:p>82.8333</text:p>
          </table:table-cell>
          <table:table-cell table:number-columns-repeated="16381"/>
        </table:table-row>
        <table:table-row table:style-name="ro1">
          <table:table-cell office:value-type="date" office:date-value="2016-08-06T13:00:00" table:style-name="ce3">
            <text:p>8/6/2016</text:p>
          </table:table-cell>
          <table:table-cell office:value-type="float" office:value="138.5" table:style-name="ce1">
            <text:p>138.5</text:p>
          </table:table-cell>
          <table:table-cell office:value-type="float" office:value="103.16670000000001" table:style-name="ce1">
            <text:p>103.1667</text:p>
          </table:table-cell>
          <table:table-cell table:number-columns-repeated="16381"/>
        </table:table-row>
        <table:table-row table:style-name="ro1">
          <table:table-cell office:value-type="date" office:date-value="2016-08-07T11:00:00" table:style-name="ce3">
            <text:p>8/7/2016</text:p>
          </table:table-cell>
          <table:table-cell office:value-type="float" office:value="19.333300000000001" table:style-name="ce1">
            <text:p>19.3333</text:p>
          </table:table-cell>
          <table:table-cell office:value-type="float" office:value="68.833299999999994" table:style-name="ce1">
            <text:p>68.8333</text:p>
          </table:table-cell>
          <table:table-cell table:number-columns-repeated="16381"/>
        </table:table-row>
        <table:table-row table:style-name="ro1">
          <table:table-cell office:value-type="date" office:date-value="2016-08-07T12:00:00" table:style-name="ce3">
            <text:p>8/7/2016</text:p>
          </table:table-cell>
          <table:table-cell office:value-type="float" office:value="79.666700000000006" table:style-name="ce1">
            <text:p>79.6667</text:p>
          </table:table-cell>
          <table:table-cell office:value-type="float" office:value="82.5" table:style-name="ce1">
            <text:p>82.5</text:p>
          </table:table-cell>
          <table:table-cell table:number-columns-repeated="16381"/>
        </table:table-row>
        <table:table-row table:style-name="ro1">
          <table:table-cell office:value-type="date" office:date-value="2016-08-07T13:00:00" table:style-name="ce3">
            <text:p>8/7/2016</text:p>
          </table:table-cell>
          <table:table-cell office:value-type="float" office:value="58.666699999999999" table:style-name="ce1">
            <text:p>58.6667</text:p>
          </table:table-cell>
          <table:table-cell office:value-type="float" office:value="97.5" table:style-name="ce1">
            <text:p>97.5</text:p>
          </table:table-cell>
          <table:table-cell table:number-columns-repeated="16381"/>
        </table:table-row>
        <table:table-row table:style-name="ro1">
          <table:table-cell office:value-type="date" office:date-value="2016-08-09T12:00:00" table:style-name="ce3">
            <text:p>8/9/2016</text:p>
          </table:table-cell>
          <table:table-cell office:value-type="float" office:value="240" table:style-name="ce1">
            <text:p>240</text:p>
          </table:table-cell>
          <table:table-cell office:value-type="float" office:value="86.833299999999994" table:style-name="ce1">
            <text:p>86.8333</text:p>
          </table:table-cell>
          <table:table-cell table:number-columns-repeated="16381"/>
        </table:table-row>
        <table:table-row table:style-name="ro1">
          <table:table-cell office:value-type="date" office:date-value="2016-08-09T13:00:00" table:style-name="ce3">
            <text:p>8/9/2016</text:p>
          </table:table-cell>
          <table:table-cell office:value-type="float" office:value="78.166700000000006" table:style-name="ce1">
            <text:p>78.1667</text:p>
          </table:table-cell>
          <table:table-cell office:value-type="float" office:value="100.66670000000001" table:style-name="ce1">
            <text:p>100.6667</text:p>
          </table:table-cell>
          <table:table-cell table:number-columns-repeated="16381"/>
        </table:table-row>
        <table:table-row table:style-name="ro1">
          <table:table-cell office:value-type="date" office:date-value="2016-08-09T14:00:00" table:style-name="ce3">
            <text:p>8/9/2016</text:p>
          </table:table-cell>
          <table:table-cell office:value-type="float" office:value="81.5" table:style-name="ce1">
            <text:p>81.5</text:p>
          </table:table-cell>
          <table:table-cell office:value-type="float" office:value="114.66670000000001" table:style-name="ce1">
            <text:p>114.6667</text:p>
          </table:table-cell>
          <table:table-cell table:number-columns-repeated="16381"/>
        </table:table-row>
        <table:table-row table:style-name="ro1">
          <table:table-cell office:value-type="date" office:date-value="2016-08-09T15:00:00" table:style-name="ce3">
            <text:p>8/9/2016</text:p>
          </table:table-cell>
          <table:table-cell office:value-type="float" office:value="119.16670000000001" table:style-name="ce1">
            <text:p>119.1667</text:p>
          </table:table-cell>
          <table:table-cell office:value-type="float" office:value="125.16670000000001" table:style-name="ce1">
            <text:p>125.1667</text:p>
          </table:table-cell>
          <table:table-cell table:number-columns-repeated="16381"/>
        </table:table-row>
        <table:table-row table:style-name="ro1">
          <table:table-cell office:value-type="date" office:date-value="2016-08-10T15:00:00" table:style-name="ce3">
            <text:p>8/10/2016</text:p>
          </table:table-cell>
          <table:table-cell office:value-type="float" office:value="211.33330000000001" table:style-name="ce1">
            <text:p>211.3333</text:p>
          </table:table-cell>
          <table:table-cell office:value-type="float" office:value="123.33329999999999" table:style-name="ce1">
            <text:p>123.3333</text:p>
          </table:table-cell>
          <table:table-cell table:number-columns-repeated="16381"/>
        </table:table-row>
        <table:table-row table:style-name="ro1">
          <table:table-cell office:value-type="date" office:date-value="2016-08-11T11:00:00" table:style-name="ce3">
            <text:p>8/11/2016</text:p>
          </table:table-cell>
          <table:table-cell office:value-type="float" office:value="61.5" table:style-name="ce1">
            <text:p>61.5</text:p>
          </table:table-cell>
          <table:table-cell office:value-type="float" office:value="75.5" table:style-name="ce1">
            <text:p>75.5</text:p>
          </table:table-cell>
          <table:table-cell table:number-columns-repeated="16381"/>
        </table:table-row>
        <table:table-row table:style-name="ro1">
          <table:table-cell office:value-type="date" office:date-value="2016-08-11T12:00:00" table:style-name="ce3">
            <text:p>8/11/2016</text:p>
          </table:table-cell>
          <table:table-cell office:value-type="float" office:value="65.5" table:style-name="ce1">
            <text:p>65.5</text:p>
          </table:table-cell>
          <table:table-cell office:value-type="float" office:value="89.666700000000006" table:style-name="ce1">
            <text:p>89.6667</text:p>
          </table:table-cell>
          <table:table-cell table:number-columns-repeated="16381"/>
        </table:table-row>
        <table:table-row table:style-name="ro1">
          <table:table-cell office:value-type="date" office:date-value="2016-08-11T13:00:00" table:style-name="ce3">
            <text:p>8/11/2016</text:p>
          </table:table-cell>
          <table:table-cell office:value-type="float" office:value="63.333300000000001" table:style-name="ce1">
            <text:p>63.3333</text:p>
          </table:table-cell>
          <table:table-cell office:value-type="float" office:value="93.166700000000006" table:style-name="ce1">
            <text:p>93.1667</text:p>
          </table:table-cell>
          <table:table-cell table:number-columns-repeated="16381"/>
        </table:table-row>
        <table:table-row table:style-name="ro1">
          <table:table-cell office:value-type="date" office:date-value="2016-08-11T14:00:00" table:style-name="ce3">
            <text:p>8/11/2016</text:p>
          </table:table-cell>
          <table:table-cell office:value-type="float" office:value="60.5" table:style-name="ce1">
            <text:p>60.5</text:p>
          </table:table-cell>
          <table:table-cell office:value-type="float" office:value="96.666700000000006" table:style-name="ce1">
            <text:p>96.6667</text:p>
          </table:table-cell>
          <table:table-cell table:number-columns-repeated="16381"/>
        </table:table-row>
        <table:table-row table:style-name="ro1">
          <table:table-cell office:value-type="date" office:date-value="2016-08-11T15:00:00" table:style-name="ce3">
            <text:p>8/11/2016</text:p>
          </table:table-cell>
          <table:table-cell office:value-type="float" office:value="57.333300000000001" table:style-name="ce1">
            <text:p>57.3333</text:p>
          </table:table-cell>
          <table:table-cell office:value-type="float" office:value="101.83329999999999" table:style-name="ce1">
            <text:p>101.8333</text:p>
          </table:table-cell>
          <table:table-cell table:number-columns-repeated="16381"/>
        </table:table-row>
        <table:table-row table:style-name="ro1">
          <table:table-cell office:value-type="date" office:date-value="2016-08-13T12:00:00" table:style-name="ce3">
            <text:p>8/13/2016</text:p>
          </table:table-cell>
          <table:table-cell office:value-type="float" office:value="65" table:style-name="ce1">
            <text:p>65</text:p>
          </table:table-cell>
          <table:table-cell office:value-type="float" office:value="91.833299999999994" table:style-name="ce1">
            <text:p>91.8333</text:p>
          </table:table-cell>
          <table:table-cell table:number-columns-repeated="16381"/>
        </table:table-row>
        <table:table-row table:style-name="ro1">
          <table:table-cell office:value-type="date" office:date-value="2016-08-13T13:00:00" table:style-name="ce3">
            <text:p>8/13/2016</text:p>
          </table:table-cell>
          <table:table-cell office:value-type="float" office:value="66.333299999999994" table:style-name="ce1">
            <text:p>66.3333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date" office:date-value="2016-08-14T12:00:00" table:style-name="ce3">
            <text:p>8/14/2016</text:p>
          </table:table-cell>
          <table:table-cell office:value-type="float" office:value="184.16669999999999" table:style-name="ce1">
            <text:p>184.1667</text:p>
          </table:table-cell>
          <table:table-cell office:value-type="float" office:value="80.833299999999994" table:style-name="ce1">
            <text:p>80.8333</text:p>
          </table:table-cell>
          <table:table-cell table:number-columns-repeated="16381"/>
        </table:table-row>
        <table:table-row table:style-name="ro1">
          <table:table-cell office:value-type="date" office:date-value="2016-08-14T13:00:00" table:style-name="ce3">
            <text:p>8/14/2016</text:p>
          </table:table-cell>
          <table:table-cell office:value-type="float" office:value="76" table:style-name="ce1">
            <text:p>76</text:p>
          </table:table-cell>
          <table:table-cell office:value-type="float" office:value="89.833299999999994" table:style-name="ce1">
            <text:p>89.8333</text:p>
          </table:table-cell>
          <table:table-cell table:number-columns-repeated="16381"/>
        </table:table-row>
        <table:table-row table:style-name="ro1">
          <table:table-cell office:value-type="date" office:date-value="2016-08-14T14:00:00" table:style-name="ce3">
            <text:p>8/14/2016</text:p>
          </table:table-cell>
          <table:table-cell office:value-type="float" office:value="107.5" table:style-name="ce1">
            <text:p>107.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date" office:date-value="2016-08-15T11:00:00" table:style-name="ce3">
            <text:p>8/15/2016</text:p>
          </table:table-cell>
          <table:table-cell office:value-type="float" office:value="184.33330000000001" table:style-name="ce1">
            <text:p>184.3333</text:p>
          </table:table-cell>
          <table:table-cell office:value-type="float" office:value="68.333299999999994" table:style-name="ce1">
            <text:p>68.3333</text:p>
          </table:table-cell>
          <table:table-cell table:number-columns-repeated="16381"/>
        </table:table-row>
        <table:table-row table:style-name="ro1">
          <table:table-cell office:value-type="date" office:date-value="2016-08-15T13:00:00" table:style-name="ce3">
            <text:p>8/15/2016</text:p>
          </table:table-cell>
          <table:table-cell office:value-type="float" office:value="234.33330000000001" table:style-name="ce1">
            <text:p>234.3333</text:p>
          </table:table-cell>
          <table:table-cell office:value-type="float" office:value="88.666700000000006" table:style-name="ce1">
            <text:p>88.6667</text:p>
          </table:table-cell>
          <table:table-cell table:number-columns-repeated="16381"/>
        </table:table-row>
        <table:table-row table:style-name="ro1">
          <table:table-cell office:value-type="date" office:date-value="2016-08-15T14:00:00" table:style-name="ce3">
            <text:p>8/15/2016</text:p>
          </table:table-cell>
          <table:table-cell office:value-type="float" office:value="101.83329999999999" table:style-name="ce1">
            <text:p>101.8333</text:p>
          </table:table-cell>
          <table:table-cell office:value-type="float" office:value="101.83329999999999" table:style-name="ce1">
            <text:p>101.8333</text:p>
          </table:table-cell>
          <table:table-cell table:number-columns-repeated="16381"/>
        </table:table-row>
        <table:table-row table:style-name="ro1">
          <table:table-cell office:value-type="date" office:date-value="2016-08-16T10:00:00" table:style-name="ce3">
            <text:p>8/16/2016</text:p>
          </table:table-cell>
          <table:table-cell office:value-type="float" office:value="24.666699999999999" table:style-name="ce1">
            <text:p>24.6667</text:p>
          </table:table-cell>
          <table:table-cell office:value-type="float" office:value="47.333300000000001" table:style-name="ce1">
            <text:p>47.3333</text:p>
          </table:table-cell>
          <table:table-cell table:number-columns-repeated="16381"/>
        </table:table-row>
        <table:table-row table:style-name="ro1">
          <table:table-cell office:value-type="date" office:date-value="2016-08-16T11:00:00" table:style-name="ce3">
            <text:p>8/16/2016</text:p>
          </table:table-cell>
          <table:table-cell office:value-type="float" office:value="40" table:style-name="ce1">
            <text:p>40</text:p>
          </table:table-cell>
          <table:table-cell office:value-type="float" office:value="64.166700000000006" table:style-name="ce1">
            <text:p>64.1667</text:p>
          </table:table-cell>
          <table:table-cell table:number-columns-repeated="16381"/>
        </table:table-row>
        <table:table-row table:style-name="ro1">
          <table:table-cell office:value-type="date" office:date-value="2016-08-16T12:00:00" table:style-name="ce3">
            <text:p>8/16/2016</text:p>
          </table:table-cell>
          <table:table-cell office:value-type="float" office:value="136.66669999999999" table:style-name="ce1">
            <text:p>136.6667</text:p>
          </table:table-cell>
          <table:table-cell office:value-type="float" office:value="85.666700000000006" table:style-name="ce1">
            <text:p>85.6667</text:p>
          </table:table-cell>
          <table:table-cell table:number-columns-repeated="16381"/>
        </table:table-row>
        <table:table-row table:style-name="ro1">
          <table:table-cell office:value-type="date" office:date-value="2016-08-16T13:00:00" table:style-name="ce3">
            <text:p>8/16/2016</text:p>
          </table:table-cell>
          <table:table-cell office:value-type="float" office:value="160.83330000000001" table:style-name="ce1">
            <text:p>160.8333</text:p>
          </table:table-cell>
          <table:table-cell office:value-type="float" office:value="99.333299999999994" table:style-name="ce1">
            <text:p>99.3333</text:p>
          </table:table-cell>
          <table:table-cell table:number-columns-repeated="16381"/>
        </table:table-row>
        <table:table-row table:style-name="ro1">
          <table:table-cell office:value-type="date" office:date-value="2016-08-16T14:00:00" table:style-name="ce3">
            <text:p>8/16/2016</text:p>
          </table:table-cell>
          <table:table-cell office:value-type="float" office:value="176.33330000000001" table:style-name="ce1">
            <text:p>176.3333</text:p>
          </table:table-cell>
          <table:table-cell office:value-type="float" office:value="103.5" table:style-name="ce1">
            <text:p>103.5</text:p>
          </table:table-cell>
          <table:table-cell table:number-columns-repeated="16381"/>
        </table:table-row>
        <table:table-row table:style-name="ro1">
          <table:table-cell office:value-type="date" office:date-value="2016-08-17T11:00:00" table:style-name="ce3">
            <text:p>8/17/2016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54.333300000000001" table:style-name="ce1">
            <text:p>54.3333</text:p>
          </table:table-cell>
          <table:table-cell table:number-columns-repeated="16381"/>
        </table:table-row>
        <table:table-row table:style-name="ro1">
          <table:table-cell office:value-type="date" office:date-value="2016-08-17T12:00:00" table:style-name="ce3">
            <text:p>8/17/2016</text:p>
          </table:table-cell>
          <table:table-cell office:value-type="float" office:value="102.33329999999999" table:style-name="ce1">
            <text:p>102.3333</text:p>
          </table:table-cell>
          <table:table-cell office:value-type="float" office:value="80.166700000000006" table:style-name="ce1">
            <text:p>80.1667</text:p>
          </table:table-cell>
          <table:table-cell table:number-columns-repeated="16381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hp</meta:initial-creator>
    <dc:creator>NAEEM ULLAH</dc:creator>
    <meta:creation-date>2015-06-05T18:17:20Z</meta:creation-date>
    <dc:date>2025-02-09T11:21:44Z</dc:date>
  </office:meta>
</office:document-meta>
</file>